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Data_Eng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0.951cm"/>
    </style:style>
    <style:style style:name="co6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73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Interval</text:p>
          </table:table-cell>
          <table:table-cell table:style-name="ce2" office:value-type="string" calcext:value-type="string">
            <text:p>Radiatie</text:p>
          </table:table-cell>
          <table:table-cell table:style-name="ce2" office:value-type="string" calcext:value-type="string">
            <text:p>Temperatura</text:p>
          </table:table-cell>
          <table:table-cell table:style-name="ce2" office:value-type="string" calcext:value-type="string">
            <text:p>Nori</text:p>
          </table:table-cell>
          <table:table-cell table:number-columns-repeated="16379"/>
        </table:table-row>
        <table:table-row table:style-name="ro1">
          <table:table-cell office:value-type="date" office:date-value="2024-01-31" calcext:value-type="date">
            <text:p>2024-01-31 00:00:00</text:p>
          </table:table-cell>
          <table:table-cell office:value-type="float" office:value="14" calcext:value-type="float">
            <text:p>14</text:p>
          </table:table-cell>
          <table:table-cell table:formula="of:=INDEX(['file:///C:/Users/AndreiIonita/OneDrive%20-%20nextEHoldingAG/Desktop/ML/Forecast_app/RAAL/Production/Input/Concatenated_Hourly_GHI.xlsx'#$Sheet1.$K$1:.$K$1048576]; MATCH([.A2]&amp;[.B2]; ['file:///C:/Users/AndreiIonita/OneDrive%20-%20nextEHoldingAG/Desktop/ML/Forecast_app/RAAL/Production/Input/Concatenated_Hourly_GHI.xlsx'#$Sheet1.$N$1:.$N$1048576]; 0))" office:value-type="float" office:value="338.57" calcext:value-type="float">
            <text:p>338,57</text:p>
          </table:table-cell>
          <table:table-cell table:formula="of:=INDEX(['file:///C:/Users/AndreiIonita/OneDrive%20-%20nextEHoldingAG/Desktop/ML/Forecast_app/RAAL/Production/Input/modified_weather.xlsx'#$Sheet1.$H$1:.$H$1048576]; MATCH([.A2]&amp;[.B2]; ['file:///C:/Users/AndreiIonita/OneDrive%20-%20nextEHoldingAG/Desktop/ML/Forecast_app/RAAL/Production/Input/modified_weather.xlsx'#$Sheet1.$W$1:.$W$1048576]; 0))" office:value-type="float" office:value="4.68" calcext:value-type="float">
            <text:p>4,68</text:p>
          </table:table-cell>
          <table:table-cell table:formula="of:=INDEX(['file:///C:/Users/AndreiIonita/OneDrive%20-%20nextEHoldingAG/Desktop/ML/Forecast_app/RAAL/Production/Input/modified_weather.xlsx'#$Sheet1.$Q$1:.$Q$1048576]; MATCH([.A2]&amp;[.B2]; ['file:///C:/Users/AndreiIonita/OneDrive%20-%20nextEHoldingAG/Desktop/ML/Forecast_app/RAAL/Production/Input/modified_weather.xlsx'#$Sheet1.$W$1:.$W$1048576]; 0))" office:value-type="float" office:value="17" calcext:value-type="float">
            <text:p>17</text:p>
          </table:table-cell>
          <table:table-cell table:number-columns-repeated="16379"/>
        </table:table-row>
        <table:table-row table:style-name="ro1">
          <table:table-cell office:value-type="date" office:date-value="2024-01-31" calcext:value-type="date">
            <text:p>2024-01-31 00:00:00</text:p>
          </table:table-cell>
          <table:table-cell office:value-type="float" office:value="15" calcext:value-type="float">
            <text:p>15</text:p>
          </table:table-cell>
          <table:table-cell table:formula="of:=INDEX(['file:///C:/Users/AndreiIonita/OneDrive%20-%20nextEHoldingAG/Desktop/ML/Forecast_app/RAAL/Production/Input/Concatenated_Hourly_GHI.xlsx'#$Sheet1.$K$1:.$K$1048576]; MATCH([.A3]&amp;[.B3]; ['file:///C:/Users/AndreiIonita/OneDrive%20-%20nextEHoldingAG/Desktop/ML/Forecast_app/RAAL/Production/Input/Concatenated_Hourly_GHI.xlsx'#$Sheet1.$N$1:.$N$1048576]; 0))" office:value-type="float" office:value="228.92" calcext:value-type="float">
            <text:p>228,92</text:p>
          </table:table-cell>
          <table:table-cell table:formula="of:=INDEX(['file:///C:/Users/AndreiIonita/OneDrive%20-%20nextEHoldingAG/Desktop/ML/Forecast_app/RAAL/Production/Input/modified_weather.xlsx'#$Sheet1.$H$1:.$H$1048576]; MATCH([.A3]&amp;[.B3]; ['file:///C:/Users/AndreiIonita/OneDrive%20-%20nextEHoldingAG/Desktop/ML/Forecast_app/RAAL/Production/Input/modified_weather.xlsx'#$Sheet1.$W$1:.$W$1048576]; 0))" office:value-type="float" office:value="3.66" calcext:value-type="float">
            <text:p>3,66</text:p>
          </table:table-cell>
          <table:table-cell table:formula="of:=INDEX(['file:///C:/Users/AndreiIonita/OneDrive%20-%20nextEHoldingAG/Desktop/ML/Forecast_app/RAAL/Production/Input/modified_weather.xlsx'#$Sheet1.$Q$1:.$Q$1048576]; MATCH([.A3]&amp;[.B3]; ['file:///C:/Users/AndreiIonita/OneDrive%20-%20nextEHoldingAG/Desktop/ML/Forecast_app/RAAL/Production/Input/modified_weather.xlsx'#$Sheet1.$W$1:.$W$1048576]; 0))" office:value-type="float" office:value="17" calcext:value-type="float">
            <text:p>17</text:p>
          </table:table-cell>
          <table:table-cell table:number-columns-repeated="16379"/>
        </table:table-row>
        <table:table-row table:style-name="ro1">
          <table:table-cell office:value-type="date" office:date-value="2024-01-31" calcext:value-type="date">
            <text:p>2024-01-31 00:00:00</text:p>
          </table:table-cell>
          <table:table-cell office:value-type="float" office:value="16" calcext:value-type="float">
            <text:p>16</text:p>
          </table:table-cell>
          <table:table-cell table:formula="of:=INDEX(['file:///C:/Users/AndreiIonita/OneDrive%20-%20nextEHoldingAG/Desktop/ML/Forecast_app/RAAL/Production/Input/Concatenated_Hourly_GHI.xlsx'#$Sheet1.$K$1:.$K$1048576]; MATCH([.A4]&amp;[.B4]; ['file:///C:/Users/AndreiIonita/OneDrive%20-%20nextEHoldingAG/Desktop/ML/Forecast_app/RAAL/Production/Input/Concatenated_Hourly_GHI.xlsx'#$Sheet1.$N$1:.$N$1048576]; 0))" office:value-type="float" office:value="96.71" calcext:value-type="float">
            <text:p>96,71</text:p>
          </table:table-cell>
          <table:table-cell table:formula="of:=INDEX(['file:///C:/Users/AndreiIonita/OneDrive%20-%20nextEHoldingAG/Desktop/ML/Forecast_app/RAAL/Production/Input/modified_weather.xlsx'#$Sheet1.$H$1:.$H$1048576]; MATCH([.A4]&amp;[.B4]; ['file:///C:/Users/AndreiIonita/OneDrive%20-%20nextEHoldingAG/Desktop/ML/Forecast_app/RAAL/Production/Input/modified_weather.xlsx'#$Sheet1.$W$1:.$W$1048576]; 0))" office:value-type="float" office:value="2.34" calcext:value-type="float">
            <text:p>2,34</text:p>
          </table:table-cell>
          <table:table-cell table:formula="of:=INDEX(['file:///C:/Users/AndreiIonita/OneDrive%20-%20nextEHoldingAG/Desktop/ML/Forecast_app/RAAL/Production/Input/modified_weather.xlsx'#$Sheet1.$Q$1:.$Q$1048576]; MATCH([.A4]&amp;[.B4]; ['file:///C:/Users/AndreiIonita/OneDrive%20-%20nextEHoldingAG/Desktop/ML/Forecast_app/RAAL/Production/Input/modified_weather.xlsx'#$Sheet1.$W$1:.$W$1048576]; 0))" office:value-type="float" office:value="18" calcext:value-type="float">
            <text:p>18</text:p>
          </table:table-cell>
          <table:table-cell table:number-columns-repeated="16379"/>
        </table:table-row>
        <table:table-row table:style-name="ro1">
          <table:table-cell office:value-type="date" office:date-value="2024-01-31" calcext:value-type="date">
            <text:p>2024-01-31 00:00:00</text:p>
          </table:table-cell>
          <table:table-cell office:value-type="float" office:value="17" calcext:value-type="float">
            <text:p>17</text:p>
          </table:table-cell>
          <table:table-cell table:formula="of:=INDEX(['file:///C:/Users/AndreiIonita/OneDrive%20-%20nextEHoldingAG/Desktop/ML/Forecast_app/RAAL/Production/Input/Concatenated_Hourly_GHI.xlsx'#$Sheet1.$K$1:.$K$1048576]; MATCH([.A5]&amp;[.B5]; ['file:///C:/Users/AndreiIonita/OneDrive%20-%20nextEHoldingAG/Desktop/ML/Forecast_app/RAAL/Production/Input/Concatenated_Hourly_GHI.xlsx'#$Sheet1.$N$1:.$N$1048576]; 0))" office:value-type="float" office:value="4.85" calcext:value-type="float">
            <text:p>4,85</text:p>
          </table:table-cell>
          <table:table-cell table:formula="of:=INDEX(['file:///C:/Users/AndreiIonita/OneDrive%20-%20nextEHoldingAG/Desktop/ML/Forecast_app/RAAL/Production/Input/modified_weather.xlsx'#$Sheet1.$H$1:.$H$1048576]; MATCH([.A5]&amp;[.B5]; ['file:///C:/Users/AndreiIonita/OneDrive%20-%20nextEHoldingAG/Desktop/ML/Forecast_app/RAAL/Production/Input/modified_weather.xlsx'#$Sheet1.$W$1:.$W$1048576]; 0))" office:value-type="float" office:value="1.24" calcext:value-type="float">
            <text:p>1,24</text:p>
          </table:table-cell>
          <table:table-cell table:formula="of:=INDEX(['file:///C:/Users/AndreiIonita/OneDrive%20-%20nextEHoldingAG/Desktop/ML/Forecast_app/RAAL/Production/Input/modified_weather.xlsx'#$Sheet1.$Q$1:.$Q$1048576]; MATCH([.A5]&amp;[.B5]; ['file:///C:/Users/AndreiIonita/OneDrive%20-%20nextEHoldingAG/Desktop/ML/Forecast_app/RAAL/Production/Input/modified_weather.xlsx'#$Sheet1.$W$1:.$W$1048576]; 0))" office:value-type="float" office:value="19" calcext:value-type="float">
            <text:p>19</text:p>
          </table:table-cell>
          <table:table-cell table:number-columns-repeated="16379"/>
        </table:table-row>
        <table:table-row table:style-name="ro1">
          <table:table-cell office:value-type="date" office:date-value="2024-01-31" calcext:value-type="date">
            <text:p>2024-01-31 00:00:00</text:p>
          </table:table-cell>
          <table:table-cell office:value-type="float" office:value="18" calcext:value-type="float">
            <text:p>18</text:p>
          </table:table-cell>
          <table:table-cell table:formula="of:=INDEX(['file:///C:/Users/AndreiIonita/OneDrive%20-%20nextEHoldingAG/Desktop/ML/Forecast_app/RAAL/Production/Input/Concatenated_Hourly_GHI.xlsx'#$Sheet1.$K$1:.$K$1048576]; MATCH([.A6]&amp;[.B6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6]&amp;[.B6]; ['file:///C:/Users/AndreiIonita/OneDrive%20-%20nextEHoldingAG/Desktop/ML/Forecast_app/RAAL/Production/Input/modified_weather.xlsx'#$Sheet1.$W$1:.$W$1048576]; 0))" office:value-type="float" office:value="0.14" calcext:value-type="float">
            <text:p>0,14</text:p>
          </table:table-cell>
          <table:table-cell table:formula="of:=INDEX(['file:///C:/Users/AndreiIonita/OneDrive%20-%20nextEHoldingAG/Desktop/ML/Forecast_app/RAAL/Production/Input/modified_weather.xlsx'#$Sheet1.$Q$1:.$Q$1048576]; MATCH([.A6]&amp;[.B6]; ['file:///C:/Users/AndreiIonita/OneDrive%20-%20nextEHoldingAG/Desktop/ML/Forecast_app/RAAL/Production/Input/modified_weather.xlsx'#$Sheet1.$W$1:.$W$1048576]; 0))"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office:value-type="date" office:date-value="2024-01-31" calcext:value-type="date">
            <text:p>2024-01-31 00:00:00</text:p>
          </table:table-cell>
          <table:table-cell office:value-type="float" office:value="19" calcext:value-type="float">
            <text:p>19</text:p>
          </table:table-cell>
          <table:table-cell table:formula="of:=INDEX(['file:///C:/Users/AndreiIonita/OneDrive%20-%20nextEHoldingAG/Desktop/ML/Forecast_app/RAAL/Production/Input/Concatenated_Hourly_GHI.xlsx'#$Sheet1.$K$1:.$K$1048576]; MATCH([.A7]&amp;[.B7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7]&amp;[.B7]; ['file:///C:/Users/AndreiIonita/OneDrive%20-%20nextEHoldingAG/Desktop/ML/Forecast_app/RAAL/Production/Input/modified_weather.xlsx'#$Sheet1.$W$1:.$W$1048576]; 0))" office:value-type="float" office:value="-0.03" calcext:value-type="float">
            <text:p>-0,03</text:p>
          </table:table-cell>
          <table:table-cell table:formula="of:=INDEX(['file:///C:/Users/AndreiIonita/OneDrive%20-%20nextEHoldingAG/Desktop/ML/Forecast_app/RAAL/Production/Input/modified_weather.xlsx'#$Sheet1.$Q$1:.$Q$1048576]; MATCH([.A7]&amp;[.B7]; ['file:///C:/Users/AndreiIonita/OneDrive%20-%20nextEHoldingAG/Desktop/ML/Forecast_app/RAAL/Production/Input/modified_weather.xlsx'#$Sheet1.$W$1:.$W$1048576]; 0))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4-01-31" calcext:value-type="date">
            <text:p>2024-01-31 00:00:00</text:p>
          </table:table-cell>
          <table:table-cell office:value-type="float" office:value="20" calcext:value-type="float">
            <text:p>20</text:p>
          </table:table-cell>
          <table:table-cell table:formula="of:=INDEX(['file:///C:/Users/AndreiIonita/OneDrive%20-%20nextEHoldingAG/Desktop/ML/Forecast_app/RAAL/Production/Input/Concatenated_Hourly_GHI.xlsx'#$Sheet1.$K$1:.$K$1048576]; MATCH([.A8]&amp;[.B8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8]&amp;[.B8]; ['file:///C:/Users/AndreiIonita/OneDrive%20-%20nextEHoldingAG/Desktop/ML/Forecast_app/RAAL/Production/Input/modified_weather.xlsx'#$Sheet1.$W$1:.$W$1048576]; 0))" office:value-type="float" office:value="-0.17" calcext:value-type="float">
            <text:p>-0,17</text:p>
          </table:table-cell>
          <table:table-cell table:formula="of:=INDEX(['file:///C:/Users/AndreiIonita/OneDrive%20-%20nextEHoldingAG/Desktop/ML/Forecast_app/RAAL/Production/Input/modified_weather.xlsx'#$Sheet1.$Q$1:.$Q$1048576]; MATCH([.A8]&amp;[.B8]; ['file:///C:/Users/AndreiIonita/OneDrive%20-%20nextEHoldingAG/Desktop/ML/Forecast_app/RAAL/Production/Input/modified_weather.xlsx'#$Sheet1.$W$1:.$W$1048576]; 0))" office:value-type="float" office:value="40" calcext:value-type="float">
            <text:p>40</text:p>
          </table:table-cell>
          <table:table-cell table:number-columns-repeated="16379"/>
        </table:table-row>
        <table:table-row table:style-name="ro1">
          <table:table-cell office:value-type="date" office:date-value="2024-01-31" calcext:value-type="date">
            <text:p>2024-01-31 00:00:00</text:p>
          </table:table-cell>
          <table:table-cell office:value-type="float" office:value="21" calcext:value-type="float">
            <text:p>21</text:p>
          </table:table-cell>
          <table:table-cell table:formula="of:=INDEX(['file:///C:/Users/AndreiIonita/OneDrive%20-%20nextEHoldingAG/Desktop/ML/Forecast_app/RAAL/Production/Input/Concatenated_Hourly_GHI.xlsx'#$Sheet1.$K$1:.$K$1048576]; MATCH([.A9]&amp;[.B9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9]&amp;[.B9]; ['file:///C:/Users/AndreiIonita/OneDrive%20-%20nextEHoldingAG/Desktop/ML/Forecast_app/RAAL/Production/Input/modified_weather.xlsx'#$Sheet1.$W$1:.$W$1048576]; 0))" office:value-type="float" office:value="-0.25" calcext:value-type="float">
            <text:p>-0,25</text:p>
          </table:table-cell>
          <table:table-cell table:formula="of:=INDEX(['file:///C:/Users/AndreiIonita/OneDrive%20-%20nextEHoldingAG/Desktop/ML/Forecast_app/RAAL/Production/Input/modified_weather.xlsx'#$Sheet1.$Q$1:.$Q$1048576]; MATCH([.A9]&amp;[.B9]; ['file:///C:/Users/AndreiIonita/OneDrive%20-%20nextEHoldingAG/Desktop/ML/Forecast_app/RAAL/Production/Input/modified_weather.xlsx'#$Sheet1.$W$1:.$W$1048576]; 0))" office:value-type="float" office:value="49" calcext:value-type="float">
            <text:p>49</text:p>
          </table:table-cell>
          <table:table-cell table:number-columns-repeated="16379"/>
        </table:table-row>
        <table:table-row table:style-name="ro1">
          <table:table-cell office:value-type="date" office:date-value="2024-01-31" calcext:value-type="date">
            <text:p>2024-01-31 00:00:00</text:p>
          </table:table-cell>
          <table:table-cell office:value-type="float" office:value="22" calcext:value-type="float">
            <text:p>22</text:p>
          </table:table-cell>
          <table:table-cell table:formula="of:=INDEX(['file:///C:/Users/AndreiIonita/OneDrive%20-%20nextEHoldingAG/Desktop/ML/Forecast_app/RAAL/Production/Input/Concatenated_Hourly_GHI.xlsx'#$Sheet1.$K$1:.$K$1048576]; MATCH([.A10]&amp;[.B10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10]&amp;[.B10]; ['file:///C:/Users/AndreiIonita/OneDrive%20-%20nextEHoldingAG/Desktop/ML/Forecast_app/RAAL/Production/Input/modified_weather.xlsx'#$Sheet1.$W$1:.$W$1048576]; 0))" office:value-type="float" office:value="-0.4" calcext:value-type="float">
            <text:p>-0,4</text:p>
          </table:table-cell>
          <table:table-cell table:formula="of:=INDEX(['file:///C:/Users/AndreiIonita/OneDrive%20-%20nextEHoldingAG/Desktop/ML/Forecast_app/RAAL/Production/Input/modified_weather.xlsx'#$Sheet1.$Q$1:.$Q$1048576]; MATCH([.A10]&amp;[.B10]; ['file:///C:/Users/AndreiIonita/OneDrive%20-%20nextEHoldingAG/Desktop/ML/Forecast_app/RAAL/Production/Input/modified_weather.xlsx'#$Sheet1.$W$1:.$W$1048576]; 0))" office:value-type="float" office:value="51" calcext:value-type="float">
            <text:p>51</text:p>
          </table:table-cell>
          <table:table-cell table:number-columns-repeated="16379"/>
        </table:table-row>
        <table:table-row table:style-name="ro1">
          <table:table-cell office:value-type="date" office:date-value="2024-01-31" calcext:value-type="date">
            <text:p>2024-01-31 00:00:00</text:p>
          </table:table-cell>
          <table:table-cell office:value-type="float" office:value="23" calcext:value-type="float">
            <text:p>23</text:p>
          </table:table-cell>
          <table:table-cell table:formula="of:=INDEX(['file:///C:/Users/AndreiIonita/OneDrive%20-%20nextEHoldingAG/Desktop/ML/Forecast_app/RAAL/Production/Input/Concatenated_Hourly_GHI.xlsx'#$Sheet1.$K$1:.$K$1048576]; MATCH([.A11]&amp;[.B11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11]&amp;[.B11]; ['file:///C:/Users/AndreiIonita/OneDrive%20-%20nextEHoldingAG/Desktop/ML/Forecast_app/RAAL/Production/Input/modified_weather.xlsx'#$Sheet1.$W$1:.$W$1048576]; 0))" office:value-type="float" office:value="-0.54" calcext:value-type="float">
            <text:p>-0,54</text:p>
          </table:table-cell>
          <table:table-cell table:formula="of:=INDEX(['file:///C:/Users/AndreiIonita/OneDrive%20-%20nextEHoldingAG/Desktop/ML/Forecast_app/RAAL/Production/Input/modified_weather.xlsx'#$Sheet1.$Q$1:.$Q$1048576]; MATCH([.A11]&amp;[.B11]; ['file:///C:/Users/AndreiIonita/OneDrive%20-%20nextEHoldingAG/Desktop/ML/Forecast_app/RAAL/Production/Input/modified_weather.xlsx'#$Sheet1.$W$1:.$W$1048576]; 0))" office:value-type="float" office:value="53" calcext:value-type="float">
            <text:p>53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Concatenated_Hourly_GHI.xlsx'#$Sheet1.$K$1:.$K$1048576]; MATCH([.A12]&amp;[.B12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12]&amp;[.B12]; ['file:///C:/Users/AndreiIonita/OneDrive%20-%20nextEHoldingAG/Desktop/ML/Forecast_app/RAAL/Production/Input/modified_weather.xlsx'#$Sheet1.$W$1:.$W$1048576]; 0))" office:value-type="float" office:value="-0.74" calcext:value-type="float">
            <text:p>-0,74</text:p>
          </table:table-cell>
          <table:table-cell table:formula="of:=INDEX(['file:///C:/Users/AndreiIonita/OneDrive%20-%20nextEHoldingAG/Desktop/ML/Forecast_app/RAAL/Production/Input/modified_weather.xlsx'#$Sheet1.$Q$1:.$Q$1048576]; MATCH([.A12]&amp;[.B12]; ['file:///C:/Users/AndreiIonita/OneDrive%20-%20nextEHoldingAG/Desktop/ML/Forecast_app/RAAL/Production/Input/modified_weather.xlsx'#$Sheet1.$W$1:.$W$1048576]; 0))" office:value-type="float" office:value="51" calcext:value-type="float">
            <text:p>51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1" calcext:value-type="float">
            <text:p>1</text:p>
          </table:table-cell>
          <table:table-cell table:formula="of:=INDEX(['file:///C:/Users/AndreiIonita/OneDrive%20-%20nextEHoldingAG/Desktop/ML/Forecast_app/RAAL/Production/Input/Concatenated_Hourly_GHI.xlsx'#$Sheet1.$K$1:.$K$1048576]; MATCH([.A13]&amp;[.B13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13]&amp;[.B13]; ['file:///C:/Users/AndreiIonita/OneDrive%20-%20nextEHoldingAG/Desktop/ML/Forecast_app/RAAL/Production/Input/modified_weather.xlsx'#$Sheet1.$W$1:.$W$1048576]; 0))" office:value-type="float" office:value="-0.91" calcext:value-type="float">
            <text:p>-0,91</text:p>
          </table:table-cell>
          <table:table-cell table:formula="of:=INDEX(['file:///C:/Users/AndreiIonita/OneDrive%20-%20nextEHoldingAG/Desktop/ML/Forecast_app/RAAL/Production/Input/modified_weather.xlsx'#$Sheet1.$Q$1:.$Q$1048576]; MATCH([.A13]&amp;[.B13]; ['file:///C:/Users/AndreiIonita/OneDrive%20-%20nextEHoldingAG/Desktop/ML/Forecast_app/RAAL/Production/Input/modified_weather.xlsx'#$Sheet1.$W$1:.$W$1048576]; 0))"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2" calcext:value-type="float">
            <text:p>2</text:p>
          </table:table-cell>
          <table:table-cell table:formula="of:=INDEX(['file:///C:/Users/AndreiIonita/OneDrive%20-%20nextEHoldingAG/Desktop/ML/Forecast_app/RAAL/Production/Input/Concatenated_Hourly_GHI.xlsx'#$Sheet1.$K$1:.$K$1048576]; MATCH([.A14]&amp;[.B14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14]&amp;[.B14]; ['file:///C:/Users/AndreiIonita/OneDrive%20-%20nextEHoldingAG/Desktop/ML/Forecast_app/RAAL/Production/Input/modified_weather.xlsx'#$Sheet1.$W$1:.$W$1048576]; 0))" office:value-type="float" office:value="-1.02" calcext:value-type="float">
            <text:p>-1,02</text:p>
          </table:table-cell>
          <table:table-cell table:formula="of:=INDEX(['file:///C:/Users/AndreiIonita/OneDrive%20-%20nextEHoldingAG/Desktop/ML/Forecast_app/RAAL/Production/Input/modified_weather.xlsx'#$Sheet1.$Q$1:.$Q$1048576]; MATCH([.A14]&amp;[.B14]; ['file:///C:/Users/AndreiIonita/OneDrive%20-%20nextEHoldingAG/Desktop/ML/Forecast_app/RAAL/Production/Input/modified_weather.xlsx'#$Sheet1.$W$1:.$W$1048576]; 0))" office:value-type="float" office:value="33" calcext:value-type="float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3" calcext:value-type="float">
            <text:p>3</text:p>
          </table:table-cell>
          <table:table-cell table:formula="of:=INDEX(['file:///C:/Users/AndreiIonita/OneDrive%20-%20nextEHoldingAG/Desktop/ML/Forecast_app/RAAL/Production/Input/Concatenated_Hourly_GHI.xlsx'#$Sheet1.$K$1:.$K$1048576]; MATCH([.A15]&amp;[.B15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15]&amp;[.B15]; ['file:///C:/Users/AndreiIonita/OneDrive%20-%20nextEHoldingAG/Desktop/ML/Forecast_app/RAAL/Production/Input/modified_weather.xlsx'#$Sheet1.$W$1:.$W$1048576]; 0))" office:value-type="float" office:value="-1.16" calcext:value-type="float">
            <text:p>-1,16</text:p>
          </table:table-cell>
          <table:table-cell table:formula="of:=INDEX(['file:///C:/Users/AndreiIonita/OneDrive%20-%20nextEHoldingAG/Desktop/ML/Forecast_app/RAAL/Production/Input/modified_weather.xlsx'#$Sheet1.$Q$1:.$Q$1048576]; MATCH([.A15]&amp;[.B15]; ['file:///C:/Users/AndreiIonita/OneDrive%20-%20nextEHoldingAG/Desktop/ML/Forecast_app/RAAL/Production/Input/modified_weather.xlsx'#$Sheet1.$W$1:.$W$1048576]; 0))" office:value-type="float" office:value="42" calcext:value-type="float">
            <text:p>42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4" calcext:value-type="float">
            <text:p>4</text:p>
          </table:table-cell>
          <table:table-cell table:formula="of:=INDEX(['file:///C:/Users/AndreiIonita/OneDrive%20-%20nextEHoldingAG/Desktop/ML/Forecast_app/RAAL/Production/Input/Concatenated_Hourly_GHI.xlsx'#$Sheet1.$K$1:.$K$1048576]; MATCH([.A16]&amp;[.B16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16]&amp;[.B16]; ['file:///C:/Users/AndreiIonita/OneDrive%20-%20nextEHoldingAG/Desktop/ML/Forecast_app/RAAL/Production/Input/modified_weather.xlsx'#$Sheet1.$W$1:.$W$1048576]; 0))" office:value-type="float" office:value="-1.32" calcext:value-type="float">
            <text:p>-1,32</text:p>
          </table:table-cell>
          <table:table-cell table:formula="of:=INDEX(['file:///C:/Users/AndreiIonita/OneDrive%20-%20nextEHoldingAG/Desktop/ML/Forecast_app/RAAL/Production/Input/modified_weather.xlsx'#$Sheet1.$Q$1:.$Q$1048576]; MATCH([.A16]&amp;[.B16]; ['file:///C:/Users/AndreiIonita/OneDrive%20-%20nextEHoldingAG/Desktop/ML/Forecast_app/RAAL/Production/Input/modified_weather.xlsx'#$Sheet1.$W$1:.$W$1048576]; 0))" office:value-type="float" office:value="48" calcext:value-type="float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5" calcext:value-type="float">
            <text:p>5</text:p>
          </table:table-cell>
          <table:table-cell table:formula="of:=INDEX(['file:///C:/Users/AndreiIonita/OneDrive%20-%20nextEHoldingAG/Desktop/ML/Forecast_app/RAAL/Production/Input/Concatenated_Hourly_GHI.xlsx'#$Sheet1.$K$1:.$K$1048576]; MATCH([.A17]&amp;[.B17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17]&amp;[.B17]; ['file:///C:/Users/AndreiIonita/OneDrive%20-%20nextEHoldingAG/Desktop/ML/Forecast_app/RAAL/Production/Input/modified_weather.xlsx'#$Sheet1.$W$1:.$W$1048576]; 0))" office:value-type="float" office:value="-1.42" calcext:value-type="float">
            <text:p>-1,42</text:p>
          </table:table-cell>
          <table:table-cell table:formula="of:=INDEX(['file:///C:/Users/AndreiIonita/OneDrive%20-%20nextEHoldingAG/Desktop/ML/Forecast_app/RAAL/Production/Input/modified_weather.xlsx'#$Sheet1.$Q$1:.$Q$1048576]; MATCH([.A17]&amp;[.B17]; ['file:///C:/Users/AndreiIonita/OneDrive%20-%20nextEHoldingAG/Desktop/ML/Forecast_app/RAAL/Production/Input/modified_weather.xlsx'#$Sheet1.$W$1:.$W$1048576]; 0))" office:value-type="float" office:value="48" calcext:value-type="float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6" calcext:value-type="float">
            <text:p>6</text:p>
          </table:table-cell>
          <table:table-cell table:formula="of:=INDEX(['file:///C:/Users/AndreiIonita/OneDrive%20-%20nextEHoldingAG/Desktop/ML/Forecast_app/RAAL/Production/Input/Concatenated_Hourly_GHI.xlsx'#$Sheet1.$K$1:.$K$1048576]; MATCH([.A18]&amp;[.B18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18]&amp;[.B18]; ['file:///C:/Users/AndreiIonita/OneDrive%20-%20nextEHoldingAG/Desktop/ML/Forecast_app/RAAL/Production/Input/modified_weather.xlsx'#$Sheet1.$W$1:.$W$1048576]; 0))" office:value-type="float" office:value="-1.45" calcext:value-type="float">
            <text:p>-1,45</text:p>
          </table:table-cell>
          <table:table-cell table:formula="of:=INDEX(['file:///C:/Users/AndreiIonita/OneDrive%20-%20nextEHoldingAG/Desktop/ML/Forecast_app/RAAL/Production/Input/modified_weather.xlsx'#$Sheet1.$Q$1:.$Q$1048576]; MATCH([.A18]&amp;[.B18]; ['file:///C:/Users/AndreiIonita/OneDrive%20-%20nextEHoldingAG/Desktop/ML/Forecast_app/RAAL/Production/Input/modified_weather.xlsx'#$Sheet1.$W$1:.$W$1048576]; 0))" office:value-type="float" office:value="48" calcext:value-type="float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7" calcext:value-type="float">
            <text:p>7</text:p>
          </table:table-cell>
          <table:table-cell table:formula="of:=INDEX(['file:///C:/Users/AndreiIonita/OneDrive%20-%20nextEHoldingAG/Desktop/ML/Forecast_app/RAAL/Production/Input/Concatenated_Hourly_GHI.xlsx'#$Sheet1.$K$1:.$K$1048576]; MATCH([.A19]&amp;[.B19]; ['file:///C:/Users/AndreiIonita/OneDrive%20-%20nextEHoldingAG/Desktop/ML/Forecast_app/RAAL/Production/Input/Concatenated_Hourly_GHI.xlsx'#$Sheet1.$N$1:.$N$1048576]; 0))" office:value-type="float" office:value="0.04" calcext:value-type="float">
            <text:p>0,04</text:p>
          </table:table-cell>
          <table:table-cell table:formula="of:=INDEX(['file:///C:/Users/AndreiIonita/OneDrive%20-%20nextEHoldingAG/Desktop/ML/Forecast_app/RAAL/Production/Input/modified_weather.xlsx'#$Sheet1.$H$1:.$H$1048576]; MATCH([.A19]&amp;[.B19]; ['file:///C:/Users/AndreiIonita/OneDrive%20-%20nextEHoldingAG/Desktop/ML/Forecast_app/RAAL/Production/Input/modified_weather.xlsx'#$Sheet1.$W$1:.$W$1048576]; 0))" office:value-type="float" office:value="-0.18" calcext:value-type="float">
            <text:p>-0,18</text:p>
          </table:table-cell>
          <table:table-cell table:formula="of:=INDEX(['file:///C:/Users/AndreiIonita/OneDrive%20-%20nextEHoldingAG/Desktop/ML/Forecast_app/RAAL/Production/Input/modified_weather.xlsx'#$Sheet1.$Q$1:.$Q$1048576]; MATCH([.A19]&amp;[.B19]; ['file:///C:/Users/AndreiIonita/OneDrive%20-%20nextEHoldingAG/Desktop/ML/Forecast_app/RAAL/Production/Input/modified_weather.xlsx'#$Sheet1.$W$1:.$W$1048576]; 0))" office:value-type="float" office:value="18" calcext:value-type="float">
            <text:p>18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8" calcext:value-type="float">
            <text:p>8</text:p>
          </table:table-cell>
          <table:table-cell table:formula="of:=INDEX(['file:///C:/Users/AndreiIonita/OneDrive%20-%20nextEHoldingAG/Desktop/ML/Forecast_app/RAAL/Production/Input/Concatenated_Hourly_GHI.xlsx'#$Sheet1.$K$1:.$K$1048576]; MATCH([.A20]&amp;[.B20]; ['file:///C:/Users/AndreiIonita/OneDrive%20-%20nextEHoldingAG/Desktop/ML/Forecast_app/RAAL/Production/Input/Concatenated_Hourly_GHI.xlsx'#$Sheet1.$N$1:.$N$1048576]; 0))" office:value-type="float" office:value="59.4" calcext:value-type="float">
            <text:p>59,4</text:p>
          </table:table-cell>
          <table:table-cell table:formula="of:=INDEX(['file:///C:/Users/AndreiIonita/OneDrive%20-%20nextEHoldingAG/Desktop/ML/Forecast_app/RAAL/Production/Input/modified_weather.xlsx'#$Sheet1.$H$1:.$H$1048576]; MATCH([.A20]&amp;[.B20]; ['file:///C:/Users/AndreiIonita/OneDrive%20-%20nextEHoldingAG/Desktop/ML/Forecast_app/RAAL/Production/Input/modified_weather.xlsx'#$Sheet1.$W$1:.$W$1048576]; 0))" office:value-type="float" office:value="1.64" calcext:value-type="float">
            <text:p>1,64</text:p>
          </table:table-cell>
          <table:table-cell table:formula="of:=INDEX(['file:///C:/Users/AndreiIonita/OneDrive%20-%20nextEHoldingAG/Desktop/ML/Forecast_app/RAAL/Production/Input/modified_weather.xlsx'#$Sheet1.$Q$1:.$Q$1048576]; MATCH([.A20]&amp;[.B20]; ['file:///C:/Users/AndreiIonita/OneDrive%20-%20nextEHoldingAG/Desktop/ML/Forecast_app/RAAL/Production/Input/modified_weather.xlsx'#$Sheet1.$W$1:.$W$1048576]; 0))" office:value-type="float" office:value="17" calcext:value-type="float">
            <text:p>17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9" calcext:value-type="float">
            <text:p>9</text:p>
          </table:table-cell>
          <table:table-cell table:formula="of:=INDEX(['file:///C:/Users/AndreiIonita/OneDrive%20-%20nextEHoldingAG/Desktop/ML/Forecast_app/RAAL/Production/Input/Concatenated_Hourly_GHI.xlsx'#$Sheet1.$K$1:.$K$1048576]; MATCH([.A21]&amp;[.B21]; ['file:///C:/Users/AndreiIonita/OneDrive%20-%20nextEHoldingAG/Desktop/ML/Forecast_app/RAAL/Production/Input/Concatenated_Hourly_GHI.xlsx'#$Sheet1.$N$1:.$N$1048576]; 0))" office:value-type="float" office:value="192.96" calcext:value-type="float">
            <text:p>192,96</text:p>
          </table:table-cell>
          <table:table-cell table:formula="of:=INDEX(['file:///C:/Users/AndreiIonita/OneDrive%20-%20nextEHoldingAG/Desktop/ML/Forecast_app/RAAL/Production/Input/modified_weather.xlsx'#$Sheet1.$H$1:.$H$1048576]; MATCH([.A21]&amp;[.B21]; ['file:///C:/Users/AndreiIonita/OneDrive%20-%20nextEHoldingAG/Desktop/ML/Forecast_app/RAAL/Production/Input/modified_weather.xlsx'#$Sheet1.$W$1:.$W$1048576]; 0))" office:value-type="float" office:value="3.23" calcext:value-type="float">
            <text:p>3,23</text:p>
          </table:table-cell>
          <table:table-cell table:formula="of:=INDEX(['file:///C:/Users/AndreiIonita/OneDrive%20-%20nextEHoldingAG/Desktop/ML/Forecast_app/RAAL/Production/Input/modified_weather.xlsx'#$Sheet1.$Q$1:.$Q$1048576]; MATCH([.A21]&amp;[.B21]; ['file:///C:/Users/AndreiIonita/OneDrive%20-%20nextEHoldingAG/Desktop/ML/Forecast_app/RAAL/Production/Input/modified_weather.xlsx'#$Sheet1.$W$1:.$W$1048576]; 0))" office:value-type="float" office:value="15" calcext:value-type="float">
            <text:p>15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10" calcext:value-type="float">
            <text:p>10</text:p>
          </table:table-cell>
          <table:table-cell table:formula="of:=INDEX(['file:///C:/Users/AndreiIonita/OneDrive%20-%20nextEHoldingAG/Desktop/ML/Forecast_app/RAAL/Production/Input/Concatenated_Hourly_GHI.xlsx'#$Sheet1.$K$1:.$K$1048576]; MATCH([.A22]&amp;[.B22]; ['file:///C:/Users/AndreiIonita/OneDrive%20-%20nextEHoldingAG/Desktop/ML/Forecast_app/RAAL/Production/Input/Concatenated_Hourly_GHI.xlsx'#$Sheet1.$N$1:.$N$1048576]; 0))" office:value-type="float" office:value="312.77" calcext:value-type="float">
            <text:p>312,77</text:p>
          </table:table-cell>
          <table:table-cell table:formula="of:=INDEX(['file:///C:/Users/AndreiIonita/OneDrive%20-%20nextEHoldingAG/Desktop/ML/Forecast_app/RAAL/Production/Input/modified_weather.xlsx'#$Sheet1.$H$1:.$H$1048576]; MATCH([.A22]&amp;[.B22]; ['file:///C:/Users/AndreiIonita/OneDrive%20-%20nextEHoldingAG/Desktop/ML/Forecast_app/RAAL/Production/Input/modified_weather.xlsx'#$Sheet1.$W$1:.$W$1048576]; 0))" office:value-type="float" office:value="4.74" calcext:value-type="float">
            <text:p>4,74</text:p>
          </table:table-cell>
          <table:table-cell table:formula="of:=INDEX(['file:///C:/Users/AndreiIonita/OneDrive%20-%20nextEHoldingAG/Desktop/ML/Forecast_app/RAAL/Production/Input/modified_weather.xlsx'#$Sheet1.$Q$1:.$Q$1048576]; MATCH([.A22]&amp;[.B22]; ['file:///C:/Users/AndreiIonita/OneDrive%20-%20nextEHoldingAG/Desktop/ML/Forecast_app/RAAL/Production/Input/modified_weather.xlsx'#$Sheet1.$W$1:.$W$1048576]; 0))" office:value-type="float" office:value="13" calcext:value-type="float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11" calcext:value-type="float">
            <text:p>11</text:p>
          </table:table-cell>
          <table:table-cell table:formula="of:=INDEX(['file:///C:/Users/AndreiIonita/OneDrive%20-%20nextEHoldingAG/Desktop/ML/Forecast_app/RAAL/Production/Input/Concatenated_Hourly_GHI.xlsx'#$Sheet1.$K$1:.$K$1048576]; MATCH([.A23]&amp;[.B23]; ['file:///C:/Users/AndreiIonita/OneDrive%20-%20nextEHoldingAG/Desktop/ML/Forecast_app/RAAL/Production/Input/Concatenated_Hourly_GHI.xlsx'#$Sheet1.$N$1:.$N$1048576]; 0))" office:value-type="float" office:value="395.57" calcext:value-type="float">
            <text:p>395,57</text:p>
          </table:table-cell>
          <table:table-cell table:formula="of:=INDEX(['file:///C:/Users/AndreiIonita/OneDrive%20-%20nextEHoldingAG/Desktop/ML/Forecast_app/RAAL/Production/Input/modified_weather.xlsx'#$Sheet1.$H$1:.$H$1048576]; MATCH([.A23]&amp;[.B23]; ['file:///C:/Users/AndreiIonita/OneDrive%20-%20nextEHoldingAG/Desktop/ML/Forecast_app/RAAL/Production/Input/modified_weather.xlsx'#$Sheet1.$W$1:.$W$1048576]; 0))" office:value-type="float" office:value="5.95" calcext:value-type="float">
            <text:p>5,95</text:p>
          </table:table-cell>
          <table:table-cell table:formula="of:=INDEX(['file:///C:/Users/AndreiIonita/OneDrive%20-%20nextEHoldingAG/Desktop/ML/Forecast_app/RAAL/Production/Input/modified_weather.xlsx'#$Sheet1.$Q$1:.$Q$1048576]; MATCH([.A23]&amp;[.B23]; ['file:///C:/Users/AndreiIonita/OneDrive%20-%20nextEHoldingAG/Desktop/ML/Forecast_app/RAAL/Production/Input/modified_weather.xlsx'#$Sheet1.$W$1:.$W$1048576]; 0))" office:value-type="float" office:value="11" calcext:value-type="float">
            <text:p>11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12" calcext:value-type="float">
            <text:p>12</text:p>
          </table:table-cell>
          <table:table-cell table:formula="of:=INDEX(['file:///C:/Users/AndreiIonita/OneDrive%20-%20nextEHoldingAG/Desktop/ML/Forecast_app/RAAL/Production/Input/Concatenated_Hourly_GHI.xlsx'#$Sheet1.$K$1:.$K$1048576]; MATCH([.A24]&amp;[.B24]; ['file:///C:/Users/AndreiIonita/OneDrive%20-%20nextEHoldingAG/Desktop/ML/Forecast_app/RAAL/Production/Input/Concatenated_Hourly_GHI.xlsx'#$Sheet1.$N$1:.$N$1048576]; 0))" office:value-type="float" office:value="430.11" calcext:value-type="float">
            <text:p>430,11</text:p>
          </table:table-cell>
          <table:table-cell table:formula="of:=INDEX(['file:///C:/Users/AndreiIonita/OneDrive%20-%20nextEHoldingAG/Desktop/ML/Forecast_app/RAAL/Production/Input/modified_weather.xlsx'#$Sheet1.$H$1:.$H$1048576]; MATCH([.A24]&amp;[.B24]; ['file:///C:/Users/AndreiIonita/OneDrive%20-%20nextEHoldingAG/Desktop/ML/Forecast_app/RAAL/Production/Input/modified_weather.xlsx'#$Sheet1.$W$1:.$W$1048576]; 0))" office:value-type="float" office:value="6.62" calcext:value-type="float">
            <text:p>6,62</text:p>
          </table:table-cell>
          <table:table-cell table:formula="of:=INDEX(['file:///C:/Users/AndreiIonita/OneDrive%20-%20nextEHoldingAG/Desktop/ML/Forecast_app/RAAL/Production/Input/modified_weather.xlsx'#$Sheet1.$Q$1:.$Q$1048576]; MATCH([.A24]&amp;[.B24]; ['file:///C:/Users/AndreiIonita/OneDrive%20-%20nextEHoldingAG/Desktop/ML/Forecast_app/RAAL/Production/Input/modified_weather.xlsx'#$Sheet1.$W$1:.$W$1048576]; 0))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13" calcext:value-type="float">
            <text:p>13</text:p>
          </table:table-cell>
          <table:table-cell table:formula="of:=INDEX(['file:///C:/Users/AndreiIonita/OneDrive%20-%20nextEHoldingAG/Desktop/ML/Forecast_app/RAAL/Production/Input/Concatenated_Hourly_GHI.xlsx'#$Sheet1.$K$1:.$K$1048576]; MATCH([.A25]&amp;[.B25]; ['file:///C:/Users/AndreiIonita/OneDrive%20-%20nextEHoldingAG/Desktop/ML/Forecast_app/RAAL/Production/Input/Concatenated_Hourly_GHI.xlsx'#$Sheet1.$N$1:.$N$1048576]; 0))" office:value-type="float" office:value="412.19" calcext:value-type="float">
            <text:p>412,19</text:p>
          </table:table-cell>
          <table:table-cell table:formula="of:=INDEX(['file:///C:/Users/AndreiIonita/OneDrive%20-%20nextEHoldingAG/Desktop/ML/Forecast_app/RAAL/Production/Input/modified_weather.xlsx'#$Sheet1.$H$1:.$H$1048576]; MATCH([.A25]&amp;[.B25]; ['file:///C:/Users/AndreiIonita/OneDrive%20-%20nextEHoldingAG/Desktop/ML/Forecast_app/RAAL/Production/Input/modified_weather.xlsx'#$Sheet1.$W$1:.$W$1048576]; 0))" office:value-type="float" office:value="6.65" calcext:value-type="float">
            <text:p>6,65</text:p>
          </table:table-cell>
          <table:table-cell table:formula="of:=INDEX(['file:///C:/Users/AndreiIonita/OneDrive%20-%20nextEHoldingAG/Desktop/ML/Forecast_app/RAAL/Production/Input/modified_weather.xlsx'#$Sheet1.$Q$1:.$Q$1048576]; MATCH([.A25]&amp;[.B25]; ['file:///C:/Users/AndreiIonita/OneDrive%20-%20nextEHoldingAG/Desktop/ML/Forecast_app/RAAL/Production/Input/modified_weather.xlsx'#$Sheet1.$W$1:.$W$1048576]; 0))"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14" calcext:value-type="float">
            <text:p>14</text:p>
          </table:table-cell>
          <table:table-cell table:formula="of:=INDEX(['file:///C:/Users/AndreiIonita/OneDrive%20-%20nextEHoldingAG/Desktop/ML/Forecast_app/RAAL/Production/Input/Concatenated_Hourly_GHI.xlsx'#$Sheet1.$K$1:.$K$1048576]; MATCH([.A26]&amp;[.B26]; ['file:///C:/Users/AndreiIonita/OneDrive%20-%20nextEHoldingAG/Desktop/ML/Forecast_app/RAAL/Production/Input/Concatenated_Hourly_GHI.xlsx'#$Sheet1.$N$1:.$N$1048576]; 0))" office:value-type="float" office:value="343.92" calcext:value-type="float">
            <text:p>343,92</text:p>
          </table:table-cell>
          <table:table-cell table:formula="of:=INDEX(['file:///C:/Users/AndreiIonita/OneDrive%20-%20nextEHoldingAG/Desktop/ML/Forecast_app/RAAL/Production/Input/modified_weather.xlsx'#$Sheet1.$H$1:.$H$1048576]; MATCH([.A26]&amp;[.B26]; ['file:///C:/Users/AndreiIonita/OneDrive%20-%20nextEHoldingAG/Desktop/ML/Forecast_app/RAAL/Production/Input/modified_weather.xlsx'#$Sheet1.$W$1:.$W$1048576]; 0))" office:value-type="float" office:value="5.55" calcext:value-type="float">
            <text:p>5,55</text:p>
          </table:table-cell>
          <table:table-cell table:formula="of:=INDEX(['file:///C:/Users/AndreiIonita/OneDrive%20-%20nextEHoldingAG/Desktop/ML/Forecast_app/RAAL/Production/Input/modified_weather.xlsx'#$Sheet1.$Q$1:.$Q$1048576]; MATCH([.A26]&amp;[.B26]; ['file:///C:/Users/AndreiIonita/OneDrive%20-%20nextEHoldingAG/Desktop/ML/Forecast_app/RAAL/Production/Input/modified_weather.xlsx'#$Sheet1.$W$1:.$W$1048576]; 0))"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15" calcext:value-type="float">
            <text:p>15</text:p>
          </table:table-cell>
          <table:table-cell table:formula="of:=INDEX(['file:///C:/Users/AndreiIonita/OneDrive%20-%20nextEHoldingAG/Desktop/ML/Forecast_app/RAAL/Production/Input/Concatenated_Hourly_GHI.xlsx'#$Sheet1.$K$1:.$K$1048576]; MATCH([.A27]&amp;[.B27]; ['file:///C:/Users/AndreiIonita/OneDrive%20-%20nextEHoldingAG/Desktop/ML/Forecast_app/RAAL/Production/Input/Concatenated_Hourly_GHI.xlsx'#$Sheet1.$N$1:.$N$1048576]; 0))" office:value-type="float" office:value="234" calcext:value-type="float">
            <text:p>234</text:p>
          </table:table-cell>
          <table:table-cell table:formula="of:=INDEX(['file:///C:/Users/AndreiIonita/OneDrive%20-%20nextEHoldingAG/Desktop/ML/Forecast_app/RAAL/Production/Input/modified_weather.xlsx'#$Sheet1.$H$1:.$H$1048576]; MATCH([.A27]&amp;[.B27]; ['file:///C:/Users/AndreiIonita/OneDrive%20-%20nextEHoldingAG/Desktop/ML/Forecast_app/RAAL/Production/Input/modified_weather.xlsx'#$Sheet1.$W$1:.$W$1048576]; 0))" office:value-type="float" office:value="3.21" calcext:value-type="float">
            <text:p>3,21</text:p>
          </table:table-cell>
          <table:table-cell table:formula="of:=INDEX(['file:///C:/Users/AndreiIonita/OneDrive%20-%20nextEHoldingAG/Desktop/ML/Forecast_app/RAAL/Production/Input/modified_weather.xlsx'#$Sheet1.$Q$1:.$Q$1048576]; MATCH([.A27]&amp;[.B27]; ['file:///C:/Users/AndreiIonita/OneDrive%20-%20nextEHoldingAG/Desktop/ML/Forecast_app/RAAL/Production/Input/modified_weather.xlsx'#$Sheet1.$W$1:.$W$1048576]; 0))"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16" calcext:value-type="float">
            <text:p>16</text:p>
          </table:table-cell>
          <table:table-cell table:formula="of:=INDEX(['file:///C:/Users/AndreiIonita/OneDrive%20-%20nextEHoldingAG/Desktop/ML/Forecast_app/RAAL/Production/Input/Concatenated_Hourly_GHI.xlsx'#$Sheet1.$K$1:.$K$1048576]; MATCH([.A28]&amp;[.B28]; ['file:///C:/Users/AndreiIonita/OneDrive%20-%20nextEHoldingAG/Desktop/ML/Forecast_app/RAAL/Production/Input/Concatenated_Hourly_GHI.xlsx'#$Sheet1.$N$1:.$N$1048576]; 0))" office:value-type="float" office:value="100.8" calcext:value-type="float">
            <text:p>100,8</text:p>
          </table:table-cell>
          <table:table-cell table:formula="of:=INDEX(['file:///C:/Users/AndreiIonita/OneDrive%20-%20nextEHoldingAG/Desktop/ML/Forecast_app/RAAL/Production/Input/modified_weather.xlsx'#$Sheet1.$H$1:.$H$1048576]; MATCH([.A28]&amp;[.B28]; ['file:///C:/Users/AndreiIonita/OneDrive%20-%20nextEHoldingAG/Desktop/ML/Forecast_app/RAAL/Production/Input/modified_weather.xlsx'#$Sheet1.$W$1:.$W$1048576]; 0))" office:value-type="float" office:value="2.18" calcext:value-type="float">
            <text:p>2,18</text:p>
          </table:table-cell>
          <table:table-cell table:formula="of:=INDEX(['file:///C:/Users/AndreiIonita/OneDrive%20-%20nextEHoldingAG/Desktop/ML/Forecast_app/RAAL/Production/Input/modified_weather.xlsx'#$Sheet1.$Q$1:.$Q$1048576]; MATCH([.A28]&amp;[.B28]; ['file:///C:/Users/AndreiIonita/OneDrive%20-%20nextEHoldingAG/Desktop/ML/Forecast_app/RAAL/Production/Input/modified_weather.xlsx'#$Sheet1.$W$1:.$W$1048576]; 0))"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17" calcext:value-type="float">
            <text:p>17</text:p>
          </table:table-cell>
          <table:table-cell table:formula="of:=INDEX(['file:///C:/Users/AndreiIonita/OneDrive%20-%20nextEHoldingAG/Desktop/ML/Forecast_app/RAAL/Production/Input/Concatenated_Hourly_GHI.xlsx'#$Sheet1.$K$1:.$K$1048576]; MATCH([.A29]&amp;[.B29]; ['file:///C:/Users/AndreiIonita/OneDrive%20-%20nextEHoldingAG/Desktop/ML/Forecast_app/RAAL/Production/Input/Concatenated_Hourly_GHI.xlsx'#$Sheet1.$N$1:.$N$1048576]; 0))" office:value-type="float" office:value="6.07" calcext:value-type="float">
            <text:p>6,07</text:p>
          </table:table-cell>
          <table:table-cell table:formula="of:=INDEX(['file:///C:/Users/AndreiIonita/OneDrive%20-%20nextEHoldingAG/Desktop/ML/Forecast_app/RAAL/Production/Input/modified_weather.xlsx'#$Sheet1.$H$1:.$H$1048576]; MATCH([.A29]&amp;[.B29]; ['file:///C:/Users/AndreiIonita/OneDrive%20-%20nextEHoldingAG/Desktop/ML/Forecast_app/RAAL/Production/Input/modified_weather.xlsx'#$Sheet1.$W$1:.$W$1048576]; 0))" office:value-type="float" office:value="1.26" calcext:value-type="float">
            <text:p>1,26</text:p>
          </table:table-cell>
          <table:table-cell table:formula="of:=INDEX(['file:///C:/Users/AndreiIonita/OneDrive%20-%20nextEHoldingAG/Desktop/ML/Forecast_app/RAAL/Production/Input/modified_weather.xlsx'#$Sheet1.$Q$1:.$Q$1048576]; MATCH([.A29]&amp;[.B29]; ['file:///C:/Users/AndreiIonita/OneDrive%20-%20nextEHoldingAG/Desktop/ML/Forecast_app/RAAL/Production/Input/modified_weather.xlsx'#$Sheet1.$W$1:.$W$1048576]; 0))" office:value-type="float" office:value="19" calcext:value-type="float">
            <text:p>19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18" calcext:value-type="float">
            <text:p>18</text:p>
          </table:table-cell>
          <table:table-cell table:formula="of:=INDEX(['file:///C:/Users/AndreiIonita/OneDrive%20-%20nextEHoldingAG/Desktop/ML/Forecast_app/RAAL/Production/Input/Concatenated_Hourly_GHI.xlsx'#$Sheet1.$K$1:.$K$1048576]; MATCH([.A30]&amp;[.B30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30]&amp;[.B30]; ['file:///C:/Users/AndreiIonita/OneDrive%20-%20nextEHoldingAG/Desktop/ML/Forecast_app/RAAL/Production/Input/modified_weather.xlsx'#$Sheet1.$W$1:.$W$1048576]; 0))" office:value-type="float" office:value="1.14" calcext:value-type="float">
            <text:p>1,14</text:p>
          </table:table-cell>
          <table:table-cell table:formula="of:=INDEX(['file:///C:/Users/AndreiIonita/OneDrive%20-%20nextEHoldingAG/Desktop/ML/Forecast_app/RAAL/Production/Input/modified_weather.xlsx'#$Sheet1.$Q$1:.$Q$1048576]; MATCH([.A30]&amp;[.B30]; ['file:///C:/Users/AndreiIonita/OneDrive%20-%20nextEHoldingAG/Desktop/ML/Forecast_app/RAAL/Production/Input/modified_weather.xlsx'#$Sheet1.$W$1:.$W$1048576]; 0))" office:value-type="float" office:value="22" calcext:value-type="float">
            <text:p>22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19" calcext:value-type="float">
            <text:p>19</text:p>
          </table:table-cell>
          <table:table-cell table:formula="of:=INDEX(['file:///C:/Users/AndreiIonita/OneDrive%20-%20nextEHoldingAG/Desktop/ML/Forecast_app/RAAL/Production/Input/Concatenated_Hourly_GHI.xlsx'#$Sheet1.$K$1:.$K$1048576]; MATCH([.A31]&amp;[.B31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31]&amp;[.B31]; ['file:///C:/Users/AndreiIonita/OneDrive%20-%20nextEHoldingAG/Desktop/ML/Forecast_app/RAAL/Production/Input/modified_weather.xlsx'#$Sheet1.$W$1:.$W$1048576]; 0))" office:value-type="float" office:value="0.85" calcext:value-type="float">
            <text:p>0,85</text:p>
          </table:table-cell>
          <table:table-cell table:formula="of:=INDEX(['file:///C:/Users/AndreiIonita/OneDrive%20-%20nextEHoldingAG/Desktop/ML/Forecast_app/RAAL/Production/Input/modified_weather.xlsx'#$Sheet1.$Q$1:.$Q$1048576]; MATCH([.A31]&amp;[.B31]; ['file:///C:/Users/AndreiIonita/OneDrive%20-%20nextEHoldingAG/Desktop/ML/Forecast_app/RAAL/Production/Input/modified_weather.xlsx'#$Sheet1.$W$1:.$W$1048576]; 0))" office:value-type="float" office:value="91" calcext:value-type="float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20" calcext:value-type="float">
            <text:p>20</text:p>
          </table:table-cell>
          <table:table-cell table:formula="of:=INDEX(['file:///C:/Users/AndreiIonita/OneDrive%20-%20nextEHoldingAG/Desktop/ML/Forecast_app/RAAL/Production/Input/Concatenated_Hourly_GHI.xlsx'#$Sheet1.$K$1:.$K$1048576]; MATCH([.A32]&amp;[.B32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32]&amp;[.B32]; ['file:///C:/Users/AndreiIonita/OneDrive%20-%20nextEHoldingAG/Desktop/ML/Forecast_app/RAAL/Production/Input/modified_weather.xlsx'#$Sheet1.$W$1:.$W$1048576]; 0))" office:value-type="float" office:value="1.06" calcext:value-type="float">
            <text:p>1,06</text:p>
          </table:table-cell>
          <table:table-cell table:formula="of:=INDEX(['file:///C:/Users/AndreiIonita/OneDrive%20-%20nextEHoldingAG/Desktop/ML/Forecast_app/RAAL/Production/Input/modified_weather.xlsx'#$Sheet1.$Q$1:.$Q$1048576]; MATCH([.A32]&amp;[.B32]; ['file:///C:/Users/AndreiIonita/OneDrive%20-%20nextEHoldingAG/Desktop/ML/Forecast_app/RAAL/Production/Input/modified_weather.xlsx'#$Sheet1.$W$1:.$W$1048576]; 0))" office:value-type="float" office:value="96" calcext:value-type="float">
            <text:p>96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21" calcext:value-type="float">
            <text:p>21</text:p>
          </table:table-cell>
          <table:table-cell table:formula="of:=INDEX(['file:///C:/Users/AndreiIonita/OneDrive%20-%20nextEHoldingAG/Desktop/ML/Forecast_app/RAAL/Production/Input/Concatenated_Hourly_GHI.xlsx'#$Sheet1.$K$1:.$K$1048576]; MATCH([.A33]&amp;[.B33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33]&amp;[.B33]; ['file:///C:/Users/AndreiIonita/OneDrive%20-%20nextEHoldingAG/Desktop/ML/Forecast_app/RAAL/Production/Input/modified_weather.xlsx'#$Sheet1.$W$1:.$W$1048576]; 0))" office:value-type="float" office:value="1.71" calcext:value-type="float">
            <text:p>1,71</text:p>
          </table:table-cell>
          <table:table-cell table:formula="of:=INDEX(['file:///C:/Users/AndreiIonita/OneDrive%20-%20nextEHoldingAG/Desktop/ML/Forecast_app/RAAL/Production/Input/modified_weather.xlsx'#$Sheet1.$Q$1:.$Q$1048576]; MATCH([.A33]&amp;[.B33]; ['file:///C:/Users/AndreiIonita/OneDrive%20-%20nextEHoldingAG/Desktop/ML/Forecast_app/RAAL/Production/Input/modified_weather.xlsx'#$Sheet1.$W$1:.$W$1048576]; 0))" office:value-type="float" office:value="97" calcext:value-type="float">
            <text:p>97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22" calcext:value-type="float">
            <text:p>22</text:p>
          </table:table-cell>
          <table:table-cell table:formula="of:=INDEX(['file:///C:/Users/AndreiIonita/OneDrive%20-%20nextEHoldingAG/Desktop/ML/Forecast_app/RAAL/Production/Input/Concatenated_Hourly_GHI.xlsx'#$Sheet1.$K$1:.$K$1048576]; MATCH([.A34]&amp;[.B34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34]&amp;[.B34]; ['file:///C:/Users/AndreiIonita/OneDrive%20-%20nextEHoldingAG/Desktop/ML/Forecast_app/RAAL/Production/Input/modified_weather.xlsx'#$Sheet1.$W$1:.$W$1048576]; 0))" office:value-type="float" office:value="1.53" calcext:value-type="float">
            <text:p>1,53</text:p>
          </table:table-cell>
          <table:table-cell table:formula="of:=INDEX(['file:///C:/Users/AndreiIonita/OneDrive%20-%20nextEHoldingAG/Desktop/ML/Forecast_app/RAAL/Production/Input/modified_weather.xlsx'#$Sheet1.$Q$1:.$Q$1048576]; MATCH([.A34]&amp;[.B34]; ['file:///C:/Users/AndreiIonita/OneDrive%20-%20nextEHoldingAG/Desktop/ML/Forecast_app/RAAL/Production/Input/modified_weather.xlsx'#$Sheet1.$W$1:.$W$1048576]; 0))" office:value-type="float" office:value="98" calcext:value-type="float">
            <text:p>98</text:p>
          </table:table-cell>
          <table:table-cell table:number-columns-repeated="16379"/>
        </table:table-row>
        <table:table-row table:style-name="ro1">
          <table:table-cell office:value-type="date" office:date-value="2024-02-01" calcext:value-type="date">
            <text:p>2024-02-01 00:00:00</text:p>
          </table:table-cell>
          <table:table-cell office:value-type="float" office:value="23" calcext:value-type="float">
            <text:p>23</text:p>
          </table:table-cell>
          <table:table-cell table:formula="of:=INDEX(['file:///C:/Users/AndreiIonita/OneDrive%20-%20nextEHoldingAG/Desktop/ML/Forecast_app/RAAL/Production/Input/Concatenated_Hourly_GHI.xlsx'#$Sheet1.$K$1:.$K$1048576]; MATCH([.A35]&amp;[.B35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35]&amp;[.B35]; ['file:///C:/Users/AndreiIonita/OneDrive%20-%20nextEHoldingAG/Desktop/ML/Forecast_app/RAAL/Production/Input/modified_weather.xlsx'#$Sheet1.$W$1:.$W$1048576]; 0))" office:value-type="float" office:value="1.5" calcext:value-type="float">
            <text:p>1,5</text:p>
          </table:table-cell>
          <table:table-cell table:formula="of:=INDEX(['file:///C:/Users/AndreiIonita/OneDrive%20-%20nextEHoldingAG/Desktop/ML/Forecast_app/RAAL/Production/Input/modified_weather.xlsx'#$Sheet1.$Q$1:.$Q$1048576]; MATCH([.A35]&amp;[.B35]; ['file:///C:/Users/AndreiIonita/OneDrive%20-%20nextEHoldingAG/Desktop/ML/Forecast_app/RAAL/Production/Input/modified_weather.xlsx'#$Sheet1.$W$1:.$W$1048576]; 0))" office:value-type="float" office:value="98" calcext:value-type="float">
            <text:p>98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Concatenated_Hourly_GHI.xlsx'#$Sheet1.$K$1:.$K$1048576]; MATCH([.A36]&amp;[.B36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36]&amp;[.B36]; ['file:///C:/Users/AndreiIonita/OneDrive%20-%20nextEHoldingAG/Desktop/ML/Forecast_app/RAAL/Production/Input/modified_weather.xlsx'#$Sheet1.$W$1:.$W$1048576]; 0))" office:value-type="float" office:value="1.15" calcext:value-type="float">
            <text:p>1,15</text:p>
          </table:table-cell>
          <table:table-cell table:formula="of:=INDEX(['file:///C:/Users/AndreiIonita/OneDrive%20-%20nextEHoldingAG/Desktop/ML/Forecast_app/RAAL/Production/Input/modified_weather.xlsx'#$Sheet1.$Q$1:.$Q$1048576]; MATCH([.A36]&amp;[.B36]; ['file:///C:/Users/AndreiIonita/OneDrive%20-%20nextEHoldingAG/Desktop/ML/Forecast_app/RAAL/Production/Input/modified_weather.xlsx'#$Sheet1.$W$1:.$W$1048576]; 0))"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1" calcext:value-type="float">
            <text:p>1</text:p>
          </table:table-cell>
          <table:table-cell table:formula="of:=INDEX(['file:///C:/Users/AndreiIonita/OneDrive%20-%20nextEHoldingAG/Desktop/ML/Forecast_app/RAAL/Production/Input/Concatenated_Hourly_GHI.xlsx'#$Sheet1.$K$1:.$K$1048576]; MATCH([.A37]&amp;[.B37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37]&amp;[.B37]; ['file:///C:/Users/AndreiIonita/OneDrive%20-%20nextEHoldingAG/Desktop/ML/Forecast_app/RAAL/Production/Input/modified_weather.xlsx'#$Sheet1.$W$1:.$W$1048576]; 0))" office:value-type="float" office:value="0.84" calcext:value-type="float">
            <text:p>0,84</text:p>
          </table:table-cell>
          <table:table-cell table:formula="of:=INDEX(['file:///C:/Users/AndreiIonita/OneDrive%20-%20nextEHoldingAG/Desktop/ML/Forecast_app/RAAL/Production/Input/modified_weather.xlsx'#$Sheet1.$Q$1:.$Q$1048576]; MATCH([.A37]&amp;[.B37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2" calcext:value-type="float">
            <text:p>2</text:p>
          </table:table-cell>
          <table:table-cell table:formula="of:=INDEX(['file:///C:/Users/AndreiIonita/OneDrive%20-%20nextEHoldingAG/Desktop/ML/Forecast_app/RAAL/Production/Input/Concatenated_Hourly_GHI.xlsx'#$Sheet1.$K$1:.$K$1048576]; MATCH([.A38]&amp;[.B38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38]&amp;[.B38]; ['file:///C:/Users/AndreiIonita/OneDrive%20-%20nextEHoldingAG/Desktop/ML/Forecast_app/RAAL/Production/Input/modified_weather.xlsx'#$Sheet1.$W$1:.$W$1048576]; 0))" office:value-type="float" office:value="0.92" calcext:value-type="float">
            <text:p>0,92</text:p>
          </table:table-cell>
          <table:table-cell table:formula="of:=INDEX(['file:///C:/Users/AndreiIonita/OneDrive%20-%20nextEHoldingAG/Desktop/ML/Forecast_app/RAAL/Production/Input/modified_weather.xlsx'#$Sheet1.$Q$1:.$Q$1048576]; MATCH([.A38]&amp;[.B38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3" calcext:value-type="float">
            <text:p>3</text:p>
          </table:table-cell>
          <table:table-cell table:formula="of:=INDEX(['file:///C:/Users/AndreiIonita/OneDrive%20-%20nextEHoldingAG/Desktop/ML/Forecast_app/RAAL/Production/Input/Concatenated_Hourly_GHI.xlsx'#$Sheet1.$K$1:.$K$1048576]; MATCH([.A39]&amp;[.B39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39]&amp;[.B39]; ['file:///C:/Users/AndreiIonita/OneDrive%20-%20nextEHoldingAG/Desktop/ML/Forecast_app/RAAL/Production/Input/modified_weather.xlsx'#$Sheet1.$W$1:.$W$1048576]; 0))" office:value-type="float" office:value="0.96" calcext:value-type="float">
            <text:p>0,96</text:p>
          </table:table-cell>
          <table:table-cell table:formula="of:=INDEX(['file:///C:/Users/AndreiIonita/OneDrive%20-%20nextEHoldingAG/Desktop/ML/Forecast_app/RAAL/Production/Input/modified_weather.xlsx'#$Sheet1.$Q$1:.$Q$1048576]; MATCH([.A39]&amp;[.B39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4" calcext:value-type="float">
            <text:p>4</text:p>
          </table:table-cell>
          <table:table-cell table:formula="of:=INDEX(['file:///C:/Users/AndreiIonita/OneDrive%20-%20nextEHoldingAG/Desktop/ML/Forecast_app/RAAL/Production/Input/Concatenated_Hourly_GHI.xlsx'#$Sheet1.$K$1:.$K$1048576]; MATCH([.A40]&amp;[.B40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40]&amp;[.B40]; ['file:///C:/Users/AndreiIonita/OneDrive%20-%20nextEHoldingAG/Desktop/ML/Forecast_app/RAAL/Production/Input/modified_weather.xlsx'#$Sheet1.$W$1:.$W$1048576]; 0))" office:value-type="float" office:value="0.76" calcext:value-type="float">
            <text:p>0,76</text:p>
          </table:table-cell>
          <table:table-cell table:formula="of:=INDEX(['file:///C:/Users/AndreiIonita/OneDrive%20-%20nextEHoldingAG/Desktop/ML/Forecast_app/RAAL/Production/Input/modified_weather.xlsx'#$Sheet1.$Q$1:.$Q$1048576]; MATCH([.A40]&amp;[.B40]; ['file:///C:/Users/AndreiIonita/OneDrive%20-%20nextEHoldingAG/Desktop/ML/Forecast_app/RAAL/Production/Input/modified_weather.xlsx'#$Sheet1.$W$1:.$W$1048576]; 0))"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5" calcext:value-type="float">
            <text:p>5</text:p>
          </table:table-cell>
          <table:table-cell table:formula="of:=INDEX(['file:///C:/Users/AndreiIonita/OneDrive%20-%20nextEHoldingAG/Desktop/ML/Forecast_app/RAAL/Production/Input/Concatenated_Hourly_GHI.xlsx'#$Sheet1.$K$1:.$K$1048576]; MATCH([.A41]&amp;[.B41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41]&amp;[.B41]; ['file:///C:/Users/AndreiIonita/OneDrive%20-%20nextEHoldingAG/Desktop/ML/Forecast_app/RAAL/Production/Input/modified_weather.xlsx'#$Sheet1.$W$1:.$W$1048576]; 0))" office:value-type="float" office:value="0.82" calcext:value-type="float">
            <text:p>0,82</text:p>
          </table:table-cell>
          <table:table-cell table:formula="of:=INDEX(['file:///C:/Users/AndreiIonita/OneDrive%20-%20nextEHoldingAG/Desktop/ML/Forecast_app/RAAL/Production/Input/modified_weather.xlsx'#$Sheet1.$Q$1:.$Q$1048576]; MATCH([.A41]&amp;[.B41]; ['file:///C:/Users/AndreiIonita/OneDrive%20-%20nextEHoldingAG/Desktop/ML/Forecast_app/RAAL/Production/Input/modified_weather.xlsx'#$Sheet1.$W$1:.$W$1048576]; 0))"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6" calcext:value-type="float">
            <text:p>6</text:p>
          </table:table-cell>
          <table:table-cell table:formula="of:=INDEX(['file:///C:/Users/AndreiIonita/OneDrive%20-%20nextEHoldingAG/Desktop/ML/Forecast_app/RAAL/Production/Input/Concatenated_Hourly_GHI.xlsx'#$Sheet1.$K$1:.$K$1048576]; MATCH([.A42]&amp;[.B42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42]&amp;[.B42]; ['file:///C:/Users/AndreiIonita/OneDrive%20-%20nextEHoldingAG/Desktop/ML/Forecast_app/RAAL/Production/Input/modified_weather.xlsx'#$Sheet1.$W$1:.$W$1048576]; 0))" office:value-type="float" office:value="0.75" calcext:value-type="float">
            <text:p>0,75</text:p>
          </table:table-cell>
          <table:table-cell table:formula="of:=INDEX(['file:///C:/Users/AndreiIonita/OneDrive%20-%20nextEHoldingAG/Desktop/ML/Forecast_app/RAAL/Production/Input/modified_weather.xlsx'#$Sheet1.$Q$1:.$Q$1048576]; MATCH([.A42]&amp;[.B42]; ['file:///C:/Users/AndreiIonita/OneDrive%20-%20nextEHoldingAG/Desktop/ML/Forecast_app/RAAL/Production/Input/modified_weather.xlsx'#$Sheet1.$W$1:.$W$1048576]; 0))"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7" calcext:value-type="float">
            <text:p>7</text:p>
          </table:table-cell>
          <table:table-cell table:formula="of:=INDEX(['file:///C:/Users/AndreiIonita/OneDrive%20-%20nextEHoldingAG/Desktop/ML/Forecast_app/RAAL/Production/Input/Concatenated_Hourly_GHI.xlsx'#$Sheet1.$K$1:.$K$1048576]; MATCH([.A43]&amp;[.B43]; ['file:///C:/Users/AndreiIonita/OneDrive%20-%20nextEHoldingAG/Desktop/ML/Forecast_app/RAAL/Production/Input/Concatenated_Hourly_GHI.xlsx'#$Sheet1.$N$1:.$N$1048576]; 0))" office:value-type="float" office:value="0.04" calcext:value-type="float">
            <text:p>0,04</text:p>
          </table:table-cell>
          <table:table-cell table:formula="of:=INDEX(['file:///C:/Users/AndreiIonita/OneDrive%20-%20nextEHoldingAG/Desktop/ML/Forecast_app/RAAL/Production/Input/modified_weather.xlsx'#$Sheet1.$H$1:.$H$1048576]; MATCH([.A43]&amp;[.B43]; ['file:///C:/Users/AndreiIonita/OneDrive%20-%20nextEHoldingAG/Desktop/ML/Forecast_app/RAAL/Production/Input/modified_weather.xlsx'#$Sheet1.$W$1:.$W$1048576]; 0))" office:value-type="float" office:value="1.3" calcext:value-type="float">
            <text:p>1,3</text:p>
          </table:table-cell>
          <table:table-cell table:formula="of:=INDEX(['file:///C:/Users/AndreiIonita/OneDrive%20-%20nextEHoldingAG/Desktop/ML/Forecast_app/RAAL/Production/Input/modified_weather.xlsx'#$Sheet1.$Q$1:.$Q$1048576]; MATCH([.A43]&amp;[.B43]; ['file:///C:/Users/AndreiIonita/OneDrive%20-%20nextEHoldingAG/Desktop/ML/Forecast_app/RAAL/Production/Input/modified_weather.xlsx'#$Sheet1.$W$1:.$W$1048576]; 0))" office:value-type="float" office:value="68" calcext:value-type="float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8" calcext:value-type="float">
            <text:p>8</text:p>
          </table:table-cell>
          <table:table-cell table:formula="of:=INDEX(['file:///C:/Users/AndreiIonita/OneDrive%20-%20nextEHoldingAG/Desktop/ML/Forecast_app/RAAL/Production/Input/Concatenated_Hourly_GHI.xlsx'#$Sheet1.$K$1:.$K$1048576]; MATCH([.A44]&amp;[.B44]; ['file:///C:/Users/AndreiIonita/OneDrive%20-%20nextEHoldingAG/Desktop/ML/Forecast_app/RAAL/Production/Input/Concatenated_Hourly_GHI.xlsx'#$Sheet1.$N$1:.$N$1048576]; 0))" office:value-type="float" office:value="38.05" calcext:value-type="float">
            <text:p>38,05</text:p>
          </table:table-cell>
          <table:table-cell table:formula="of:=INDEX(['file:///C:/Users/AndreiIonita/OneDrive%20-%20nextEHoldingAG/Desktop/ML/Forecast_app/RAAL/Production/Input/modified_weather.xlsx'#$Sheet1.$H$1:.$H$1048576]; MATCH([.A44]&amp;[.B44]; ['file:///C:/Users/AndreiIonita/OneDrive%20-%20nextEHoldingAG/Desktop/ML/Forecast_app/RAAL/Production/Input/modified_weather.xlsx'#$Sheet1.$W$1:.$W$1048576]; 0))" office:value-type="float" office:value="2.23" calcext:value-type="float">
            <text:p>2,23</text:p>
          </table:table-cell>
          <table:table-cell table:formula="of:=INDEX(['file:///C:/Users/AndreiIonita/OneDrive%20-%20nextEHoldingAG/Desktop/ML/Forecast_app/RAAL/Production/Input/modified_weather.xlsx'#$Sheet1.$Q$1:.$Q$1048576]; MATCH([.A44]&amp;[.B44]; ['file:///C:/Users/AndreiIonita/OneDrive%20-%20nextEHoldingAG/Desktop/ML/Forecast_app/RAAL/Production/Input/modified_weather.xlsx'#$Sheet1.$W$1:.$W$1048576]; 0))" office:value-type="float" office:value="68" calcext:value-type="float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9" calcext:value-type="float">
            <text:p>9</text:p>
          </table:table-cell>
          <table:table-cell table:formula="of:=INDEX(['file:///C:/Users/AndreiIonita/OneDrive%20-%20nextEHoldingAG/Desktop/ML/Forecast_app/RAAL/Production/Input/Concatenated_Hourly_GHI.xlsx'#$Sheet1.$K$1:.$K$1048576]; MATCH([.A45]&amp;[.B45]; ['file:///C:/Users/AndreiIonita/OneDrive%20-%20nextEHoldingAG/Desktop/ML/Forecast_app/RAAL/Production/Input/Concatenated_Hourly_GHI.xlsx'#$Sheet1.$N$1:.$N$1048576]; 0))" office:value-type="float" office:value="157.63" calcext:value-type="float">
            <text:p>157,63</text:p>
          </table:table-cell>
          <table:table-cell table:formula="of:=INDEX(['file:///C:/Users/AndreiIonita/OneDrive%20-%20nextEHoldingAG/Desktop/ML/Forecast_app/RAAL/Production/Input/modified_weather.xlsx'#$Sheet1.$H$1:.$H$1048576]; MATCH([.A45]&amp;[.B45]; ['file:///C:/Users/AndreiIonita/OneDrive%20-%20nextEHoldingAG/Desktop/ML/Forecast_app/RAAL/Production/Input/modified_weather.xlsx'#$Sheet1.$W$1:.$W$1048576]; 0))" office:value-type="float" office:value="2.97" calcext:value-type="float">
            <text:p>2,97</text:p>
          </table:table-cell>
          <table:table-cell table:formula="of:=INDEX(['file:///C:/Users/AndreiIonita/OneDrive%20-%20nextEHoldingAG/Desktop/ML/Forecast_app/RAAL/Production/Input/modified_weather.xlsx'#$Sheet1.$Q$1:.$Q$1048576]; MATCH([.A45]&amp;[.B45]; ['file:///C:/Users/AndreiIonita/OneDrive%20-%20nextEHoldingAG/Desktop/ML/Forecast_app/RAAL/Production/Input/modified_weather.xlsx'#$Sheet1.$W$1:.$W$1048576]; 0))" office:value-type="float" office:value="68" calcext:value-type="float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10" calcext:value-type="float">
            <text:p>10</text:p>
          </table:table-cell>
          <table:table-cell table:formula="of:=INDEX(['file:///C:/Users/AndreiIonita/OneDrive%20-%20nextEHoldingAG/Desktop/ML/Forecast_app/RAAL/Production/Input/Concatenated_Hourly_GHI.xlsx'#$Sheet1.$K$1:.$K$1048576]; MATCH([.A46]&amp;[.B46]; ['file:///C:/Users/AndreiIonita/OneDrive%20-%20nextEHoldingAG/Desktop/ML/Forecast_app/RAAL/Production/Input/Concatenated_Hourly_GHI.xlsx'#$Sheet1.$N$1:.$N$1048576]; 0))" office:value-type="float" office:value="252.54" calcext:value-type="float">
            <text:p>252,54</text:p>
          </table:table-cell>
          <table:table-cell table:formula="of:=INDEX(['file:///C:/Users/AndreiIonita/OneDrive%20-%20nextEHoldingAG/Desktop/ML/Forecast_app/RAAL/Production/Input/modified_weather.xlsx'#$Sheet1.$H$1:.$H$1048576]; MATCH([.A46]&amp;[.B46]; ['file:///C:/Users/AndreiIonita/OneDrive%20-%20nextEHoldingAG/Desktop/ML/Forecast_app/RAAL/Production/Input/modified_weather.xlsx'#$Sheet1.$W$1:.$W$1048576]; 0))" office:value-type="float" office:value="3.81" calcext:value-type="float">
            <text:p>3,81</text:p>
          </table:table-cell>
          <table:table-cell table:formula="of:=INDEX(['file:///C:/Users/AndreiIonita/OneDrive%20-%20nextEHoldingAG/Desktop/ML/Forecast_app/RAAL/Production/Input/modified_weather.xlsx'#$Sheet1.$Q$1:.$Q$1048576]; MATCH([.A46]&amp;[.B46]; ['file:///C:/Users/AndreiIonita/OneDrive%20-%20nextEHoldingAG/Desktop/ML/Forecast_app/RAAL/Production/Input/modified_weather.xlsx'#$Sheet1.$W$1:.$W$1048576]; 0))" office:value-type="float" office:value="68" calcext:value-type="float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11" calcext:value-type="float">
            <text:p>11</text:p>
          </table:table-cell>
          <table:table-cell table:formula="of:=INDEX(['file:///C:/Users/AndreiIonita/OneDrive%20-%20nextEHoldingAG/Desktop/ML/Forecast_app/RAAL/Production/Input/Concatenated_Hourly_GHI.xlsx'#$Sheet1.$K$1:.$K$1048576]; MATCH([.A47]&amp;[.B47]; ['file:///C:/Users/AndreiIonita/OneDrive%20-%20nextEHoldingAG/Desktop/ML/Forecast_app/RAAL/Production/Input/Concatenated_Hourly_GHI.xlsx'#$Sheet1.$N$1:.$N$1048576]; 0))" office:value-type="float" office:value="318.23" calcext:value-type="float">
            <text:p>318,23</text:p>
          </table:table-cell>
          <table:table-cell table:formula="of:=INDEX(['file:///C:/Users/AndreiIonita/OneDrive%20-%20nextEHoldingAG/Desktop/ML/Forecast_app/RAAL/Production/Input/modified_weather.xlsx'#$Sheet1.$H$1:.$H$1048576]; MATCH([.A47]&amp;[.B47]; ['file:///C:/Users/AndreiIonita/OneDrive%20-%20nextEHoldingAG/Desktop/ML/Forecast_app/RAAL/Production/Input/modified_weather.xlsx'#$Sheet1.$W$1:.$W$1048576]; 0))" office:value-type="float" office:value="4.74" calcext:value-type="float">
            <text:p>4,74</text:p>
          </table:table-cell>
          <table:table-cell table:formula="of:=INDEX(['file:///C:/Users/AndreiIonita/OneDrive%20-%20nextEHoldingAG/Desktop/ML/Forecast_app/RAAL/Production/Input/modified_weather.xlsx'#$Sheet1.$Q$1:.$Q$1048576]; MATCH([.A47]&amp;[.B47]; ['file:///C:/Users/AndreiIonita/OneDrive%20-%20nextEHoldingAG/Desktop/ML/Forecast_app/RAAL/Production/Input/modified_weather.xlsx'#$Sheet1.$W$1:.$W$1048576]; 0))" office:value-type="float" office:value="67" calcext:value-type="float">
            <text:p>67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12" calcext:value-type="float">
            <text:p>12</text:p>
          </table:table-cell>
          <table:table-cell table:formula="of:=INDEX(['file:///C:/Users/AndreiIonita/OneDrive%20-%20nextEHoldingAG/Desktop/ML/Forecast_app/RAAL/Production/Input/Concatenated_Hourly_GHI.xlsx'#$Sheet1.$K$1:.$K$1048576]; MATCH([.A48]&amp;[.B48]; ['file:///C:/Users/AndreiIonita/OneDrive%20-%20nextEHoldingAG/Desktop/ML/Forecast_app/RAAL/Production/Input/Concatenated_Hourly_GHI.xlsx'#$Sheet1.$N$1:.$N$1048576]; 0))" office:value-type="float" office:value="348.31" calcext:value-type="float">
            <text:p>348,31</text:p>
          </table:table-cell>
          <table:table-cell table:formula="of:=INDEX(['file:///C:/Users/AndreiIonita/OneDrive%20-%20nextEHoldingAG/Desktop/ML/Forecast_app/RAAL/Production/Input/modified_weather.xlsx'#$Sheet1.$H$1:.$H$1048576]; MATCH([.A48]&amp;[.B48]; ['file:///C:/Users/AndreiIonita/OneDrive%20-%20nextEHoldingAG/Desktop/ML/Forecast_app/RAAL/Production/Input/modified_weather.xlsx'#$Sheet1.$W$1:.$W$1048576]; 0))" office:value-type="float" office:value="5.25" calcext:value-type="float">
            <text:p>5,25</text:p>
          </table:table-cell>
          <table:table-cell table:formula="of:=INDEX(['file:///C:/Users/AndreiIonita/OneDrive%20-%20nextEHoldingAG/Desktop/ML/Forecast_app/RAAL/Production/Input/modified_weather.xlsx'#$Sheet1.$Q$1:.$Q$1048576]; MATCH([.A48]&amp;[.B48]; ['file:///C:/Users/AndreiIonita/OneDrive%20-%20nextEHoldingAG/Desktop/ML/Forecast_app/RAAL/Production/Input/modified_weather.xlsx'#$Sheet1.$W$1:.$W$1048576]; 0))" office:value-type="float" office:value="64" calcext:value-type="float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13" calcext:value-type="float">
            <text:p>13</text:p>
          </table:table-cell>
          <table:table-cell table:formula="of:=INDEX(['file:///C:/Users/AndreiIonita/OneDrive%20-%20nextEHoldingAG/Desktop/ML/Forecast_app/RAAL/Production/Input/Concatenated_Hourly_GHI.xlsx'#$Sheet1.$K$1:.$K$1048576]; MATCH([.A49]&amp;[.B49]; ['file:///C:/Users/AndreiIonita/OneDrive%20-%20nextEHoldingAG/Desktop/ML/Forecast_app/RAAL/Production/Input/Concatenated_Hourly_GHI.xlsx'#$Sheet1.$N$1:.$N$1048576]; 0))" office:value-type="float" office:value="341.42" calcext:value-type="float">
            <text:p>341,42</text:p>
          </table:table-cell>
          <table:table-cell table:formula="of:=INDEX(['file:///C:/Users/AndreiIonita/OneDrive%20-%20nextEHoldingAG/Desktop/ML/Forecast_app/RAAL/Production/Input/modified_weather.xlsx'#$Sheet1.$H$1:.$H$1048576]; MATCH([.A49]&amp;[.B49]; ['file:///C:/Users/AndreiIonita/OneDrive%20-%20nextEHoldingAG/Desktop/ML/Forecast_app/RAAL/Production/Input/modified_weather.xlsx'#$Sheet1.$W$1:.$W$1048576]; 0))" office:value-type="float" office:value="5.23" calcext:value-type="float">
            <text:p>5,23</text:p>
          </table:table-cell>
          <table:table-cell table:formula="of:=INDEX(['file:///C:/Users/AndreiIonita/OneDrive%20-%20nextEHoldingAG/Desktop/ML/Forecast_app/RAAL/Production/Input/modified_weather.xlsx'#$Sheet1.$Q$1:.$Q$1048576]; MATCH([.A49]&amp;[.B49]; ['file:///C:/Users/AndreiIonita/OneDrive%20-%20nextEHoldingAG/Desktop/ML/Forecast_app/RAAL/Production/Input/modified_weather.xlsx'#$Sheet1.$W$1:.$W$1048576]; 0))" office:value-type="float" office:value="96" calcext:value-type="float">
            <text:p>96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14" calcext:value-type="float">
            <text:p>14</text:p>
          </table:table-cell>
          <table:table-cell table:formula="of:=INDEX(['file:///C:/Users/AndreiIonita/OneDrive%20-%20nextEHoldingAG/Desktop/ML/Forecast_app/RAAL/Production/Input/Concatenated_Hourly_GHI.xlsx'#$Sheet1.$K$1:.$K$1048576]; MATCH([.A50]&amp;[.B50]; ['file:///C:/Users/AndreiIonita/OneDrive%20-%20nextEHoldingAG/Desktop/ML/Forecast_app/RAAL/Production/Input/Concatenated_Hourly_GHI.xlsx'#$Sheet1.$N$1:.$N$1048576]; 0))" office:value-type="float" office:value="242.29" calcext:value-type="float">
            <text:p>242,29</text:p>
          </table:table-cell>
          <table:table-cell table:formula="of:=INDEX(['file:///C:/Users/AndreiIonita/OneDrive%20-%20nextEHoldingAG/Desktop/ML/Forecast_app/RAAL/Production/Input/modified_weather.xlsx'#$Sheet1.$H$1:.$H$1048576]; MATCH([.A50]&amp;[.B50]; ['file:///C:/Users/AndreiIonita/OneDrive%20-%20nextEHoldingAG/Desktop/ML/Forecast_app/RAAL/Production/Input/modified_weather.xlsx'#$Sheet1.$W$1:.$W$1048576]; 0))" office:value-type="float" office:value="4.77" calcext:value-type="float">
            <text:p>4,77</text:p>
          </table:table-cell>
          <table:table-cell table:formula="of:=INDEX(['file:///C:/Users/AndreiIonita/OneDrive%20-%20nextEHoldingAG/Desktop/ML/Forecast_app/RAAL/Production/Input/modified_weather.xlsx'#$Sheet1.$Q$1:.$Q$1048576]; MATCH([.A50]&amp;[.B50]; ['file:///C:/Users/AndreiIonita/OneDrive%20-%20nextEHoldingAG/Desktop/ML/Forecast_app/RAAL/Production/Input/modified_weather.xlsx'#$Sheet1.$W$1:.$W$1048576]; 0))" office:value-type="float" office:value="93" calcext:value-type="float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15" calcext:value-type="float">
            <text:p>15</text:p>
          </table:table-cell>
          <table:table-cell table:formula="of:=INDEX(['file:///C:/Users/AndreiIonita/OneDrive%20-%20nextEHoldingAG/Desktop/ML/Forecast_app/RAAL/Production/Input/Concatenated_Hourly_GHI.xlsx'#$Sheet1.$K$1:.$K$1048576]; MATCH([.A51]&amp;[.B51]; ['file:///C:/Users/AndreiIonita/OneDrive%20-%20nextEHoldingAG/Desktop/ML/Forecast_app/RAAL/Production/Input/Concatenated_Hourly_GHI.xlsx'#$Sheet1.$N$1:.$N$1048576]; 0))" office:value-type="float" office:value="88.35" calcext:value-type="float">
            <text:p>88,35</text:p>
          </table:table-cell>
          <table:table-cell table:formula="of:=INDEX(['file:///C:/Users/AndreiIonita/OneDrive%20-%20nextEHoldingAG/Desktop/ML/Forecast_app/RAAL/Production/Input/modified_weather.xlsx'#$Sheet1.$H$1:.$H$1048576]; MATCH([.A51]&amp;[.B51]; ['file:///C:/Users/AndreiIonita/OneDrive%20-%20nextEHoldingAG/Desktop/ML/Forecast_app/RAAL/Production/Input/modified_weather.xlsx'#$Sheet1.$W$1:.$W$1048576]; 0))" office:value-type="float" office:value="3.11" calcext:value-type="float">
            <text:p>3,11</text:p>
          </table:table-cell>
          <table:table-cell table:formula="of:=INDEX(['file:///C:/Users/AndreiIonita/OneDrive%20-%20nextEHoldingAG/Desktop/ML/Forecast_app/RAAL/Production/Input/modified_weather.xlsx'#$Sheet1.$Q$1:.$Q$1048576]; MATCH([.A51]&amp;[.B51]; ['file:///C:/Users/AndreiIonita/OneDrive%20-%20nextEHoldingAG/Desktop/ML/Forecast_app/RAAL/Production/Input/modified_weather.xlsx'#$Sheet1.$W$1:.$W$1048576]; 0))" office:value-type="float" office:value="70" calcext:value-type="float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16" calcext:value-type="float">
            <text:p>16</text:p>
          </table:table-cell>
          <table:table-cell table:formula="of:=INDEX(['file:///C:/Users/AndreiIonita/OneDrive%20-%20nextEHoldingAG/Desktop/ML/Forecast_app/RAAL/Production/Input/Concatenated_Hourly_GHI.xlsx'#$Sheet1.$K$1:.$K$1048576]; MATCH([.A52]&amp;[.B52]; ['file:///C:/Users/AndreiIonita/OneDrive%20-%20nextEHoldingAG/Desktop/ML/Forecast_app/RAAL/Production/Input/Concatenated_Hourly_GHI.xlsx'#$Sheet1.$N$1:.$N$1048576]; 0))" office:value-type="float" office:value="56.01" calcext:value-type="float">
            <text:p>56,01</text:p>
          </table:table-cell>
          <table:table-cell table:formula="of:=INDEX(['file:///C:/Users/AndreiIonita/OneDrive%20-%20nextEHoldingAG/Desktop/ML/Forecast_app/RAAL/Production/Input/modified_weather.xlsx'#$Sheet1.$H$1:.$H$1048576]; MATCH([.A52]&amp;[.B52]; ['file:///C:/Users/AndreiIonita/OneDrive%20-%20nextEHoldingAG/Desktop/ML/Forecast_app/RAAL/Production/Input/modified_weather.xlsx'#$Sheet1.$W$1:.$W$1048576]; 0))" office:value-type="float" office:value="1.44" calcext:value-type="float">
            <text:p>1,44</text:p>
          </table:table-cell>
          <table:table-cell table:formula="of:=INDEX(['file:///C:/Users/AndreiIonita/OneDrive%20-%20nextEHoldingAG/Desktop/ML/Forecast_app/RAAL/Production/Input/modified_weather.xlsx'#$Sheet1.$Q$1:.$Q$1048576]; MATCH([.A52]&amp;[.B52]; ['file:///C:/Users/AndreiIonita/OneDrive%20-%20nextEHoldingAG/Desktop/ML/Forecast_app/RAAL/Production/Input/modified_weather.xlsx'#$Sheet1.$W$1:.$W$1048576]; 0))" office:value-type="float" office:value="56" calcext:value-type="float">
            <text:p>56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17" calcext:value-type="float">
            <text:p>17</text:p>
          </table:table-cell>
          <table:table-cell table:formula="of:=INDEX(['file:///C:/Users/AndreiIonita/OneDrive%20-%20nextEHoldingAG/Desktop/ML/Forecast_app/RAAL/Production/Input/Concatenated_Hourly_GHI.xlsx'#$Sheet1.$K$1:.$K$1048576]; MATCH([.A53]&amp;[.B53]; ['file:///C:/Users/AndreiIonita/OneDrive%20-%20nextEHoldingAG/Desktop/ML/Forecast_app/RAAL/Production/Input/Concatenated_Hourly_GHI.xlsx'#$Sheet1.$N$1:.$N$1048576]; 0))" office:value-type="float" office:value="5.53" calcext:value-type="float">
            <text:p>5,53</text:p>
          </table:table-cell>
          <table:table-cell table:formula="of:=INDEX(['file:///C:/Users/AndreiIonita/OneDrive%20-%20nextEHoldingAG/Desktop/ML/Forecast_app/RAAL/Production/Input/modified_weather.xlsx'#$Sheet1.$H$1:.$H$1048576]; MATCH([.A53]&amp;[.B53]; ['file:///C:/Users/AndreiIonita/OneDrive%20-%20nextEHoldingAG/Desktop/ML/Forecast_app/RAAL/Production/Input/modified_weather.xlsx'#$Sheet1.$W$1:.$W$1048576]; 0))" office:value-type="float" office:value="0.76" calcext:value-type="float">
            <text:p>0,76</text:p>
          </table:table-cell>
          <table:table-cell table:formula="of:=INDEX(['file:///C:/Users/AndreiIonita/OneDrive%20-%20nextEHoldingAG/Desktop/ML/Forecast_app/RAAL/Production/Input/modified_weather.xlsx'#$Sheet1.$Q$1:.$Q$1048576]; MATCH([.A53]&amp;[.B53]; ['file:///C:/Users/AndreiIonita/OneDrive%20-%20nextEHoldingAG/Desktop/ML/Forecast_app/RAAL/Production/Input/modified_weather.xlsx'#$Sheet1.$W$1:.$W$1048576]; 0))" office:value-type="float" office:value="52" calcext:value-type="float">
            <text:p>52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18" calcext:value-type="float">
            <text:p>18</text:p>
          </table:table-cell>
          <table:table-cell table:formula="of:=INDEX(['file:///C:/Users/AndreiIonita/OneDrive%20-%20nextEHoldingAG/Desktop/ML/Forecast_app/RAAL/Production/Input/Concatenated_Hourly_GHI.xlsx'#$Sheet1.$K$1:.$K$1048576]; MATCH([.A54]&amp;[.B54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54]&amp;[.B54]; ['file:///C:/Users/AndreiIonita/OneDrive%20-%20nextEHoldingAG/Desktop/ML/Forecast_app/RAAL/Production/Input/modified_weather.xlsx'#$Sheet1.$W$1:.$W$1048576]; 0))" office:value-type="float" office:value="0.52" calcext:value-type="float">
            <text:p>0,52</text:p>
          </table:table-cell>
          <table:table-cell table:formula="of:=INDEX(['file:///C:/Users/AndreiIonita/OneDrive%20-%20nextEHoldingAG/Desktop/ML/Forecast_app/RAAL/Production/Input/modified_weather.xlsx'#$Sheet1.$Q$1:.$Q$1048576]; MATCH([.A54]&amp;[.B54]; ['file:///C:/Users/AndreiIonita/OneDrive%20-%20nextEHoldingAG/Desktop/ML/Forecast_app/RAAL/Production/Input/modified_weather.xlsx'#$Sheet1.$W$1:.$W$1048576]; 0))"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19" calcext:value-type="float">
            <text:p>19</text:p>
          </table:table-cell>
          <table:table-cell table:formula="of:=INDEX(['file:///C:/Users/AndreiIonita/OneDrive%20-%20nextEHoldingAG/Desktop/ML/Forecast_app/RAAL/Production/Input/Concatenated_Hourly_GHI.xlsx'#$Sheet1.$K$1:.$K$1048576]; MATCH([.A55]&amp;[.B55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55]&amp;[.B55]; ['file:///C:/Users/AndreiIonita/OneDrive%20-%20nextEHoldingAG/Desktop/ML/Forecast_app/RAAL/Production/Input/modified_weather.xlsx'#$Sheet1.$W$1:.$W$1048576]; 0))" office:value-type="float" office:value="0.36" calcext:value-type="float">
            <text:p>0,36</text:p>
          </table:table-cell>
          <table:table-cell table:formula="of:=INDEX(['file:///C:/Users/AndreiIonita/OneDrive%20-%20nextEHoldingAG/Desktop/ML/Forecast_app/RAAL/Production/Input/modified_weather.xlsx'#$Sheet1.$Q$1:.$Q$1048576]; MATCH([.A55]&amp;[.B55]; ['file:///C:/Users/AndreiIonita/OneDrive%20-%20nextEHoldingAG/Desktop/ML/Forecast_app/RAAL/Production/Input/modified_weather.xlsx'#$Sheet1.$W$1:.$W$1048576]; 0))"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20" calcext:value-type="float">
            <text:p>20</text:p>
          </table:table-cell>
          <table:table-cell table:formula="of:=INDEX(['file:///C:/Users/AndreiIonita/OneDrive%20-%20nextEHoldingAG/Desktop/ML/Forecast_app/RAAL/Production/Input/Concatenated_Hourly_GHI.xlsx'#$Sheet1.$K$1:.$K$1048576]; MATCH([.A56]&amp;[.B56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56]&amp;[.B56]; ['file:///C:/Users/AndreiIonita/OneDrive%20-%20nextEHoldingAG/Desktop/ML/Forecast_app/RAAL/Production/Input/modified_weather.xlsx'#$Sheet1.$W$1:.$W$1048576]; 0))" office:value-type="float" office:value="0.03" calcext:value-type="float">
            <text:p>0,03</text:p>
          </table:table-cell>
          <table:table-cell table:formula="of:=INDEX(['file:///C:/Users/AndreiIonita/OneDrive%20-%20nextEHoldingAG/Desktop/ML/Forecast_app/RAAL/Production/Input/modified_weather.xlsx'#$Sheet1.$Q$1:.$Q$1048576]; MATCH([.A56]&amp;[.B56]; ['file:///C:/Users/AndreiIonita/OneDrive%20-%20nextEHoldingAG/Desktop/ML/Forecast_app/RAAL/Production/Input/modified_weather.xlsx'#$Sheet1.$W$1:.$W$1048576]; 0))" office:value-type="float" office:value="85" calcext:value-type="float">
            <text:p>85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21" calcext:value-type="float">
            <text:p>21</text:p>
          </table:table-cell>
          <table:table-cell table:formula="of:=INDEX(['file:///C:/Users/AndreiIonita/OneDrive%20-%20nextEHoldingAG/Desktop/ML/Forecast_app/RAAL/Production/Input/Concatenated_Hourly_GHI.xlsx'#$Sheet1.$K$1:.$K$1048576]; MATCH([.A57]&amp;[.B57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57]&amp;[.B57]; ['file:///C:/Users/AndreiIonita/OneDrive%20-%20nextEHoldingAG/Desktop/ML/Forecast_app/RAAL/Production/Input/modified_weather.xlsx'#$Sheet1.$W$1:.$W$1048576]; 0))" office:value-type="float" office:value="-0.06" calcext:value-type="float">
            <text:p>-0,06</text:p>
          </table:table-cell>
          <table:table-cell table:formula="of:=INDEX(['file:///C:/Users/AndreiIonita/OneDrive%20-%20nextEHoldingAG/Desktop/ML/Forecast_app/RAAL/Production/Input/modified_weather.xlsx'#$Sheet1.$Q$1:.$Q$1048576]; MATCH([.A57]&amp;[.B57]; ['file:///C:/Users/AndreiIonita/OneDrive%20-%20nextEHoldingAG/Desktop/ML/Forecast_app/RAAL/Production/Input/modified_weather.xlsx'#$Sheet1.$W$1:.$W$1048576]; 0))" office:value-type="float" office:value="78" calcext:value-type="float">
            <text:p>78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22" calcext:value-type="float">
            <text:p>22</text:p>
          </table:table-cell>
          <table:table-cell table:formula="of:=INDEX(['file:///C:/Users/AndreiIonita/OneDrive%20-%20nextEHoldingAG/Desktop/ML/Forecast_app/RAAL/Production/Input/Concatenated_Hourly_GHI.xlsx'#$Sheet1.$K$1:.$K$1048576]; MATCH([.A58]&amp;[.B58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58]&amp;[.B58]; ['file:///C:/Users/AndreiIonita/OneDrive%20-%20nextEHoldingAG/Desktop/ML/Forecast_app/RAAL/Production/Input/modified_weather.xlsx'#$Sheet1.$W$1:.$W$1048576]; 0))" office:value-type="float" office:value="0.08" calcext:value-type="float">
            <text:p>0,08</text:p>
          </table:table-cell>
          <table:table-cell table:formula="of:=INDEX(['file:///C:/Users/AndreiIonita/OneDrive%20-%20nextEHoldingAG/Desktop/ML/Forecast_app/RAAL/Production/Input/modified_weather.xlsx'#$Sheet1.$Q$1:.$Q$1048576]; MATCH([.A58]&amp;[.B58]; ['file:///C:/Users/AndreiIonita/OneDrive%20-%20nextEHoldingAG/Desktop/ML/Forecast_app/RAAL/Production/Input/modified_weather.xlsx'#$Sheet1.$W$1:.$W$1048576]; 0))" office:value-type="float" office:value="82" calcext:value-type="float">
            <text:p>82</text:p>
          </table:table-cell>
          <table:table-cell table:number-columns-repeated="16379"/>
        </table:table-row>
        <table:table-row table:style-name="ro1">
          <table:table-cell office:value-type="date" office:date-value="2024-02-02" calcext:value-type="date">
            <text:p>2024-02-02 00:00:00</text:p>
          </table:table-cell>
          <table:table-cell office:value-type="float" office:value="23" calcext:value-type="float">
            <text:p>23</text:p>
          </table:table-cell>
          <table:table-cell table:formula="of:=INDEX(['file:///C:/Users/AndreiIonita/OneDrive%20-%20nextEHoldingAG/Desktop/ML/Forecast_app/RAAL/Production/Input/Concatenated_Hourly_GHI.xlsx'#$Sheet1.$K$1:.$K$1048576]; MATCH([.A59]&amp;[.B59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59]&amp;[.B59]; ['file:///C:/Users/AndreiIonita/OneDrive%20-%20nextEHoldingAG/Desktop/ML/Forecast_app/RAAL/Production/Input/modified_weather.xlsx'#$Sheet1.$W$1:.$W$1048576]; 0))" office:value-type="float" office:value="0.51" calcext:value-type="float">
            <text:p>0,51</text:p>
          </table:table-cell>
          <table:table-cell table:formula="of:=INDEX(['file:///C:/Users/AndreiIonita/OneDrive%20-%20nextEHoldingAG/Desktop/ML/Forecast_app/RAAL/Production/Input/modified_weather.xlsx'#$Sheet1.$Q$1:.$Q$1048576]; MATCH([.A59]&amp;[.B59]; ['file:///C:/Users/AndreiIonita/OneDrive%20-%20nextEHoldingAG/Desktop/ML/Forecast_app/RAAL/Production/Input/modified_weather.xlsx'#$Sheet1.$W$1:.$W$1048576]; 0))" office:value-type="float" office:value="85" calcext:value-type="float">
            <text:p>85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Concatenated_Hourly_GHI.xlsx'#$Sheet1.$K$1:.$K$1048576]; MATCH([.A60]&amp;[.B60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60]&amp;[.B60]; ['file:///C:/Users/AndreiIonita/OneDrive%20-%20nextEHoldingAG/Desktop/ML/Forecast_app/RAAL/Production/Input/modified_weather.xlsx'#$Sheet1.$W$1:.$W$1048576]; 0))" office:value-type="float" office:value="1.07" calcext:value-type="float">
            <text:p>1,07</text:p>
          </table:table-cell>
          <table:table-cell table:formula="of:=INDEX(['file:///C:/Users/AndreiIonita/OneDrive%20-%20nextEHoldingAG/Desktop/ML/Forecast_app/RAAL/Production/Input/modified_weather.xlsx'#$Sheet1.$Q$1:.$Q$1048576]; MATCH([.A60]&amp;[.B60]; ['file:///C:/Users/AndreiIonita/OneDrive%20-%20nextEHoldingAG/Desktop/ML/Forecast_app/RAAL/Production/Input/modified_weather.xlsx'#$Sheet1.$W$1:.$W$1048576]; 0))" office:value-type="float" office:value="88" calcext:value-type="float">
            <text:p>88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1" calcext:value-type="float">
            <text:p>1</text:p>
          </table:table-cell>
          <table:table-cell table:formula="of:=INDEX(['file:///C:/Users/AndreiIonita/OneDrive%20-%20nextEHoldingAG/Desktop/ML/Forecast_app/RAAL/Production/Input/Concatenated_Hourly_GHI.xlsx'#$Sheet1.$K$1:.$K$1048576]; MATCH([.A61]&amp;[.B61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61]&amp;[.B61]; ['file:///C:/Users/AndreiIonita/OneDrive%20-%20nextEHoldingAG/Desktop/ML/Forecast_app/RAAL/Production/Input/modified_weather.xlsx'#$Sheet1.$W$1:.$W$1048576]; 0))" office:value-type="float" office:value="1.21" calcext:value-type="float">
            <text:p>1,21</text:p>
          </table:table-cell>
          <table:table-cell table:formula="of:=INDEX(['file:///C:/Users/AndreiIonita/OneDrive%20-%20nextEHoldingAG/Desktop/ML/Forecast_app/RAAL/Production/Input/modified_weather.xlsx'#$Sheet1.$Q$1:.$Q$1048576]; MATCH([.A61]&amp;[.B61]; ['file:///C:/Users/AndreiIonita/OneDrive%20-%20nextEHoldingAG/Desktop/ML/Forecast_app/RAAL/Production/Input/modified_weather.xlsx'#$Sheet1.$W$1:.$W$1048576]; 0))"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2" calcext:value-type="float">
            <text:p>2</text:p>
          </table:table-cell>
          <table:table-cell table:formula="of:=INDEX(['file:///C:/Users/AndreiIonita/OneDrive%20-%20nextEHoldingAG/Desktop/ML/Forecast_app/RAAL/Production/Input/Concatenated_Hourly_GHI.xlsx'#$Sheet1.$K$1:.$K$1048576]; MATCH([.A62]&amp;[.B62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62]&amp;[.B62]; ['file:///C:/Users/AndreiIonita/OneDrive%20-%20nextEHoldingAG/Desktop/ML/Forecast_app/RAAL/Production/Input/modified_weather.xlsx'#$Sheet1.$W$1:.$W$1048576]; 0))" office:value-type="float" office:value="1.17" calcext:value-type="float">
            <text:p>1,17</text:p>
          </table:table-cell>
          <table:table-cell table:formula="of:=INDEX(['file:///C:/Users/AndreiIonita/OneDrive%20-%20nextEHoldingAG/Desktop/ML/Forecast_app/RAAL/Production/Input/modified_weather.xlsx'#$Sheet1.$Q$1:.$Q$1048576]; MATCH([.A62]&amp;[.B62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3" calcext:value-type="float">
            <text:p>3</text:p>
          </table:table-cell>
          <table:table-cell table:formula="of:=INDEX(['file:///C:/Users/AndreiIonita/OneDrive%20-%20nextEHoldingAG/Desktop/ML/Forecast_app/RAAL/Production/Input/Concatenated_Hourly_GHI.xlsx'#$Sheet1.$K$1:.$K$1048576]; MATCH([.A63]&amp;[.B63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63]&amp;[.B63]; ['file:///C:/Users/AndreiIonita/OneDrive%20-%20nextEHoldingAG/Desktop/ML/Forecast_app/RAAL/Production/Input/modified_weather.xlsx'#$Sheet1.$W$1:.$W$1048576]; 0))" office:value-type="float" office:value="1.2" calcext:value-type="float">
            <text:p>1,2</text:p>
          </table:table-cell>
          <table:table-cell table:formula="of:=INDEX(['file:///C:/Users/AndreiIonita/OneDrive%20-%20nextEHoldingAG/Desktop/ML/Forecast_app/RAAL/Production/Input/modified_weather.xlsx'#$Sheet1.$Q$1:.$Q$1048576]; MATCH([.A63]&amp;[.B63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4" calcext:value-type="float">
            <text:p>4</text:p>
          </table:table-cell>
          <table:table-cell table:formula="of:=INDEX(['file:///C:/Users/AndreiIonita/OneDrive%20-%20nextEHoldingAG/Desktop/ML/Forecast_app/RAAL/Production/Input/Concatenated_Hourly_GHI.xlsx'#$Sheet1.$K$1:.$K$1048576]; MATCH([.A64]&amp;[.B64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64]&amp;[.B64]; ['file:///C:/Users/AndreiIonita/OneDrive%20-%20nextEHoldingAG/Desktop/ML/Forecast_app/RAAL/Production/Input/modified_weather.xlsx'#$Sheet1.$W$1:.$W$1048576]; 0))" office:value-type="float" office:value="0.97" calcext:value-type="float">
            <text:p>0,97</text:p>
          </table:table-cell>
          <table:table-cell table:formula="of:=INDEX(['file:///C:/Users/AndreiIonita/OneDrive%20-%20nextEHoldingAG/Desktop/ML/Forecast_app/RAAL/Production/Input/modified_weather.xlsx'#$Sheet1.$Q$1:.$Q$1048576]; MATCH([.A64]&amp;[.B64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5" calcext:value-type="float">
            <text:p>5</text:p>
          </table:table-cell>
          <table:table-cell table:formula="of:=INDEX(['file:///C:/Users/AndreiIonita/OneDrive%20-%20nextEHoldingAG/Desktop/ML/Forecast_app/RAAL/Production/Input/Concatenated_Hourly_GHI.xlsx'#$Sheet1.$K$1:.$K$1048576]; MATCH([.A65]&amp;[.B65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65]&amp;[.B65]; ['file:///C:/Users/AndreiIonita/OneDrive%20-%20nextEHoldingAG/Desktop/ML/Forecast_app/RAAL/Production/Input/modified_weather.xlsx'#$Sheet1.$W$1:.$W$1048576]; 0))" office:value-type="float" office:value="1.09" calcext:value-type="float">
            <text:p>1,09</text:p>
          </table:table-cell>
          <table:table-cell table:formula="of:=INDEX(['file:///C:/Users/AndreiIonita/OneDrive%20-%20nextEHoldingAG/Desktop/ML/Forecast_app/RAAL/Production/Input/modified_weather.xlsx'#$Sheet1.$Q$1:.$Q$1048576]; MATCH([.A65]&amp;[.B65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6" calcext:value-type="float">
            <text:p>6</text:p>
          </table:table-cell>
          <table:table-cell table:formula="of:=INDEX(['file:///C:/Users/AndreiIonita/OneDrive%20-%20nextEHoldingAG/Desktop/ML/Forecast_app/RAAL/Production/Input/Concatenated_Hourly_GHI.xlsx'#$Sheet1.$K$1:.$K$1048576]; MATCH([.A66]&amp;[.B66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66]&amp;[.B66]; ['file:///C:/Users/AndreiIonita/OneDrive%20-%20nextEHoldingAG/Desktop/ML/Forecast_app/RAAL/Production/Input/modified_weather.xlsx'#$Sheet1.$W$1:.$W$1048576]; 0))" office:value-type="float" office:value="1" calcext:value-type="float">
            <text:p>1</text:p>
          </table:table-cell>
          <table:table-cell table:formula="of:=INDEX(['file:///C:/Users/AndreiIonita/OneDrive%20-%20nextEHoldingAG/Desktop/ML/Forecast_app/RAAL/Production/Input/modified_weather.xlsx'#$Sheet1.$Q$1:.$Q$1048576]; MATCH([.A66]&amp;[.B66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7" calcext:value-type="float">
            <text:p>7</text:p>
          </table:table-cell>
          <table:table-cell table:formula="of:=INDEX(['file:///C:/Users/AndreiIonita/OneDrive%20-%20nextEHoldingAG/Desktop/ML/Forecast_app/RAAL/Production/Input/Concatenated_Hourly_GHI.xlsx'#$Sheet1.$K$1:.$K$1048576]; MATCH([.A67]&amp;[.B67]; ['file:///C:/Users/AndreiIonita/OneDrive%20-%20nextEHoldingAG/Desktop/ML/Forecast_app/RAAL/Production/Input/Concatenated_Hourly_GHI.xlsx'#$Sheet1.$N$1:.$N$1048576]; 0))" office:value-type="float" office:value="0.08" calcext:value-type="float">
            <text:p>0,08</text:p>
          </table:table-cell>
          <table:table-cell table:formula="of:=INDEX(['file:///C:/Users/AndreiIonita/OneDrive%20-%20nextEHoldingAG/Desktop/ML/Forecast_app/RAAL/Production/Input/modified_weather.xlsx'#$Sheet1.$H$1:.$H$1048576]; MATCH([.A67]&amp;[.B67]; ['file:///C:/Users/AndreiIonita/OneDrive%20-%20nextEHoldingAG/Desktop/ML/Forecast_app/RAAL/Production/Input/modified_weather.xlsx'#$Sheet1.$W$1:.$W$1048576]; 0))" office:value-type="float" office:value="1.79" calcext:value-type="float">
            <text:p>1,79</text:p>
          </table:table-cell>
          <table:table-cell table:formula="of:=INDEX(['file:///C:/Users/AndreiIonita/OneDrive%20-%20nextEHoldingAG/Desktop/ML/Forecast_app/RAAL/Production/Input/modified_weather.xlsx'#$Sheet1.$Q$1:.$Q$1048576]; MATCH([.A67]&amp;[.B67]; ['file:///C:/Users/AndreiIonita/OneDrive%20-%20nextEHoldingAG/Desktop/ML/Forecast_app/RAAL/Production/Input/modified_weather.xlsx'#$Sheet1.$W$1:.$W$1048576]; 0))" office:value-type="float" office:value="98" calcext:value-type="float">
            <text:p>98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8" calcext:value-type="float">
            <text:p>8</text:p>
          </table:table-cell>
          <table:table-cell table:formula="of:=INDEX(['file:///C:/Users/AndreiIonita/OneDrive%20-%20nextEHoldingAG/Desktop/ML/Forecast_app/RAAL/Production/Input/Concatenated_Hourly_GHI.xlsx'#$Sheet1.$K$1:.$K$1048576]; MATCH([.A68]&amp;[.B68]; ['file:///C:/Users/AndreiIonita/OneDrive%20-%20nextEHoldingAG/Desktop/ML/Forecast_app/RAAL/Production/Input/Concatenated_Hourly_GHI.xlsx'#$Sheet1.$N$1:.$N$1048576]; 0))" office:value-type="float" office:value="18.84" calcext:value-type="float">
            <text:p>18,84</text:p>
          </table:table-cell>
          <table:table-cell table:formula="of:=INDEX(['file:///C:/Users/AndreiIonita/OneDrive%20-%20nextEHoldingAG/Desktop/ML/Forecast_app/RAAL/Production/Input/modified_weather.xlsx'#$Sheet1.$H$1:.$H$1048576]; MATCH([.A68]&amp;[.B68]; ['file:///C:/Users/AndreiIonita/OneDrive%20-%20nextEHoldingAG/Desktop/ML/Forecast_app/RAAL/Production/Input/modified_weather.xlsx'#$Sheet1.$W$1:.$W$1048576]; 0))" office:value-type="float" office:value="2.67" calcext:value-type="float">
            <text:p>2,67</text:p>
          </table:table-cell>
          <table:table-cell table:formula="of:=INDEX(['file:///C:/Users/AndreiIonita/OneDrive%20-%20nextEHoldingAG/Desktop/ML/Forecast_app/RAAL/Production/Input/modified_weather.xlsx'#$Sheet1.$Q$1:.$Q$1048576]; MATCH([.A68]&amp;[.B68]; ['file:///C:/Users/AndreiIonita/OneDrive%20-%20nextEHoldingAG/Desktop/ML/Forecast_app/RAAL/Production/Input/modified_weather.xlsx'#$Sheet1.$W$1:.$W$1048576]; 0))" office:value-type="float" office:value="97" calcext:value-type="float">
            <text:p>97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9" calcext:value-type="float">
            <text:p>9</text:p>
          </table:table-cell>
          <table:table-cell table:formula="of:=INDEX(['file:///C:/Users/AndreiIonita/OneDrive%20-%20nextEHoldingAG/Desktop/ML/Forecast_app/RAAL/Production/Input/Concatenated_Hourly_GHI.xlsx'#$Sheet1.$K$1:.$K$1048576]; MATCH([.A69]&amp;[.B69]; ['file:///C:/Users/AndreiIonita/OneDrive%20-%20nextEHoldingAG/Desktop/ML/Forecast_app/RAAL/Production/Input/Concatenated_Hourly_GHI.xlsx'#$Sheet1.$N$1:.$N$1048576]; 0))" office:value-type="float" office:value="62.39" calcext:value-type="float">
            <text:p>62,39</text:p>
          </table:table-cell>
          <table:table-cell table:formula="of:=INDEX(['file:///C:/Users/AndreiIonita/OneDrive%20-%20nextEHoldingAG/Desktop/ML/Forecast_app/RAAL/Production/Input/modified_weather.xlsx'#$Sheet1.$H$1:.$H$1048576]; MATCH([.A69]&amp;[.B69]; ['file:///C:/Users/AndreiIonita/OneDrive%20-%20nextEHoldingAG/Desktop/ML/Forecast_app/RAAL/Production/Input/modified_weather.xlsx'#$Sheet1.$W$1:.$W$1048576]; 0))" office:value-type="float" office:value="3.22" calcext:value-type="float">
            <text:p>3,22</text:p>
          </table:table-cell>
          <table:table-cell table:formula="of:=INDEX(['file:///C:/Users/AndreiIonita/OneDrive%20-%20nextEHoldingAG/Desktop/ML/Forecast_app/RAAL/Production/Input/modified_weather.xlsx'#$Sheet1.$Q$1:.$Q$1048576]; MATCH([.A69]&amp;[.B69]; ['file:///C:/Users/AndreiIonita/OneDrive%20-%20nextEHoldingAG/Desktop/ML/Forecast_app/RAAL/Production/Input/modified_weather.xlsx'#$Sheet1.$W$1:.$W$1048576]; 0))" office:value-type="float" office:value="96" calcext:value-type="float">
            <text:p>96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10" calcext:value-type="float">
            <text:p>10</text:p>
          </table:table-cell>
          <table:table-cell table:formula="of:=INDEX(['file:///C:/Users/AndreiIonita/OneDrive%20-%20nextEHoldingAG/Desktop/ML/Forecast_app/RAAL/Production/Input/Concatenated_Hourly_GHI.xlsx'#$Sheet1.$K$1:.$K$1048576]; MATCH([.A70]&amp;[.B70]; ['file:///C:/Users/AndreiIonita/OneDrive%20-%20nextEHoldingAG/Desktop/ML/Forecast_app/RAAL/Production/Input/Concatenated_Hourly_GHI.xlsx'#$Sheet1.$N$1:.$N$1048576]; 0))" office:value-type="float" office:value="106.43" calcext:value-type="float">
            <text:p>106,43</text:p>
          </table:table-cell>
          <table:table-cell table:formula="of:=INDEX(['file:///C:/Users/AndreiIonita/OneDrive%20-%20nextEHoldingAG/Desktop/ML/Forecast_app/RAAL/Production/Input/modified_weather.xlsx'#$Sheet1.$H$1:.$H$1048576]; MATCH([.A70]&amp;[.B70]; ['file:///C:/Users/AndreiIonita/OneDrive%20-%20nextEHoldingAG/Desktop/ML/Forecast_app/RAAL/Production/Input/modified_weather.xlsx'#$Sheet1.$W$1:.$W$1048576]; 0))" office:value-type="float" office:value="3.73" calcext:value-type="float">
            <text:p>3,73</text:p>
          </table:table-cell>
          <table:table-cell table:formula="of:=INDEX(['file:///C:/Users/AndreiIonita/OneDrive%20-%20nextEHoldingAG/Desktop/ML/Forecast_app/RAAL/Production/Input/modified_weather.xlsx'#$Sheet1.$Q$1:.$Q$1048576]; MATCH([.A70]&amp;[.B70]; ['file:///C:/Users/AndreiIonita/OneDrive%20-%20nextEHoldingAG/Desktop/ML/Forecast_app/RAAL/Production/Input/modified_weather.xlsx'#$Sheet1.$W$1:.$W$1048576]; 0))" office:value-type="float" office:value="94" calcext:value-type="float">
            <text:p>94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11" calcext:value-type="float">
            <text:p>11</text:p>
          </table:table-cell>
          <table:table-cell table:formula="of:=INDEX(['file:///C:/Users/AndreiIonita/OneDrive%20-%20nextEHoldingAG/Desktop/ML/Forecast_app/RAAL/Production/Input/Concatenated_Hourly_GHI.xlsx'#$Sheet1.$K$1:.$K$1048576]; MATCH([.A71]&amp;[.B71]; ['file:///C:/Users/AndreiIonita/OneDrive%20-%20nextEHoldingAG/Desktop/ML/Forecast_app/RAAL/Production/Input/Concatenated_Hourly_GHI.xlsx'#$Sheet1.$N$1:.$N$1048576]; 0))" office:value-type="float" office:value="146.92" calcext:value-type="float">
            <text:p>146,92</text:p>
          </table:table-cell>
          <table:table-cell table:formula="of:=INDEX(['file:///C:/Users/AndreiIonita/OneDrive%20-%20nextEHoldingAG/Desktop/ML/Forecast_app/RAAL/Production/Input/modified_weather.xlsx'#$Sheet1.$H$1:.$H$1048576]; MATCH([.A71]&amp;[.B71]; ['file:///C:/Users/AndreiIonita/OneDrive%20-%20nextEHoldingAG/Desktop/ML/Forecast_app/RAAL/Production/Input/modified_weather.xlsx'#$Sheet1.$W$1:.$W$1048576]; 0))" office:value-type="float" office:value="4.05" calcext:value-type="float">
            <text:p>4,05</text:p>
          </table:table-cell>
          <table:table-cell table:formula="of:=INDEX(['file:///C:/Users/AndreiIonita/OneDrive%20-%20nextEHoldingAG/Desktop/ML/Forecast_app/RAAL/Production/Input/modified_weather.xlsx'#$Sheet1.$Q$1:.$Q$1048576]; MATCH([.A71]&amp;[.B71]; ['file:///C:/Users/AndreiIonita/OneDrive%20-%20nextEHoldingAG/Desktop/ML/Forecast_app/RAAL/Production/Input/modified_weather.xlsx'#$Sheet1.$W$1:.$W$1048576]; 0))" office:value-type="float" office:value="93" calcext:value-type="float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12" calcext:value-type="float">
            <text:p>12</text:p>
          </table:table-cell>
          <table:table-cell table:formula="of:=INDEX(['file:///C:/Users/AndreiIonita/OneDrive%20-%20nextEHoldingAG/Desktop/ML/Forecast_app/RAAL/Production/Input/Concatenated_Hourly_GHI.xlsx'#$Sheet1.$K$1:.$K$1048576]; MATCH([.A72]&amp;[.B72]; ['file:///C:/Users/AndreiIonita/OneDrive%20-%20nextEHoldingAG/Desktop/ML/Forecast_app/RAAL/Production/Input/Concatenated_Hourly_GHI.xlsx'#$Sheet1.$N$1:.$N$1048576]; 0))" office:value-type="float" office:value="173.13" calcext:value-type="float">
            <text:p>173,13</text:p>
          </table:table-cell>
          <table:table-cell table:formula="of:=INDEX(['file:///C:/Users/AndreiIonita/OneDrive%20-%20nextEHoldingAG/Desktop/ML/Forecast_app/RAAL/Production/Input/modified_weather.xlsx'#$Sheet1.$H$1:.$H$1048576]; MATCH([.A72]&amp;[.B72]; ['file:///C:/Users/AndreiIonita/OneDrive%20-%20nextEHoldingAG/Desktop/ML/Forecast_app/RAAL/Production/Input/modified_weather.xlsx'#$Sheet1.$W$1:.$W$1048576]; 0))" office:value-type="float" office:value="4.29" calcext:value-type="float">
            <text:p>4,29</text:p>
          </table:table-cell>
          <table:table-cell table:formula="of:=INDEX(['file:///C:/Users/AndreiIonita/OneDrive%20-%20nextEHoldingAG/Desktop/ML/Forecast_app/RAAL/Production/Input/modified_weather.xlsx'#$Sheet1.$Q$1:.$Q$1048576]; MATCH([.A72]&amp;[.B72]; ['file:///C:/Users/AndreiIonita/OneDrive%20-%20nextEHoldingAG/Desktop/ML/Forecast_app/RAAL/Production/Input/modified_weather.xlsx'#$Sheet1.$W$1:.$W$1048576]; 0))" office:value-type="float" office:value="92" calcext:value-type="float">
            <text:p>92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13" calcext:value-type="float">
            <text:p>13</text:p>
          </table:table-cell>
          <table:table-cell table:formula="of:=INDEX(['file:///C:/Users/AndreiIonita/OneDrive%20-%20nextEHoldingAG/Desktop/ML/Forecast_app/RAAL/Production/Input/Concatenated_Hourly_GHI.xlsx'#$Sheet1.$K$1:.$K$1048576]; MATCH([.A73]&amp;[.B73]; ['file:///C:/Users/AndreiIonita/OneDrive%20-%20nextEHoldingAG/Desktop/ML/Forecast_app/RAAL/Production/Input/Concatenated_Hourly_GHI.xlsx'#$Sheet1.$N$1:.$N$1048576]; 0))" office:value-type="float" office:value="176.57" calcext:value-type="float">
            <text:p>176,57</text:p>
          </table:table-cell>
          <table:table-cell table:formula="of:=INDEX(['file:///C:/Users/AndreiIonita/OneDrive%20-%20nextEHoldingAG/Desktop/ML/Forecast_app/RAAL/Production/Input/modified_weather.xlsx'#$Sheet1.$H$1:.$H$1048576]; MATCH([.A73]&amp;[.B73]; ['file:///C:/Users/AndreiIonita/OneDrive%20-%20nextEHoldingAG/Desktop/ML/Forecast_app/RAAL/Production/Input/modified_weather.xlsx'#$Sheet1.$W$1:.$W$1048576]; 0))" office:value-type="float" office:value="4.29" calcext:value-type="float">
            <text:p>4,29</text:p>
          </table:table-cell>
          <table:table-cell table:formula="of:=INDEX(['file:///C:/Users/AndreiIonita/OneDrive%20-%20nextEHoldingAG/Desktop/ML/Forecast_app/RAAL/Production/Input/modified_weather.xlsx'#$Sheet1.$Q$1:.$Q$1048576]; MATCH([.A73]&amp;[.B73]; ['file:///C:/Users/AndreiIonita/OneDrive%20-%20nextEHoldingAG/Desktop/ML/Forecast_app/RAAL/Production/Input/modified_weather.xlsx'#$Sheet1.$W$1:.$W$1048576]; 0))" office:value-type="float" office:value="81" calcext:value-type="float">
            <text:p>81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14" calcext:value-type="float">
            <text:p>14</text:p>
          </table:table-cell>
          <table:table-cell table:formula="of:=INDEX(['file:///C:/Users/AndreiIonita/OneDrive%20-%20nextEHoldingAG/Desktop/ML/Forecast_app/RAAL/Production/Input/Concatenated_Hourly_GHI.xlsx'#$Sheet1.$K$1:.$K$1048576]; MATCH([.A74]&amp;[.B74]; ['file:///C:/Users/AndreiIonita/OneDrive%20-%20nextEHoldingAG/Desktop/ML/Forecast_app/RAAL/Production/Input/Concatenated_Hourly_GHI.xlsx'#$Sheet1.$N$1:.$N$1048576]; 0))" office:value-type="float" office:value="179.83" calcext:value-type="float">
            <text:p>179,83</text:p>
          </table:table-cell>
          <table:table-cell table:formula="of:=INDEX(['file:///C:/Users/AndreiIonita/OneDrive%20-%20nextEHoldingAG/Desktop/ML/Forecast_app/RAAL/Production/Input/modified_weather.xlsx'#$Sheet1.$H$1:.$H$1048576]; MATCH([.A74]&amp;[.B74]; ['file:///C:/Users/AndreiIonita/OneDrive%20-%20nextEHoldingAG/Desktop/ML/Forecast_app/RAAL/Production/Input/modified_weather.xlsx'#$Sheet1.$W$1:.$W$1048576]; 0))" office:value-type="float" office:value="3.87" calcext:value-type="float">
            <text:p>3,87</text:p>
          </table:table-cell>
          <table:table-cell table:formula="of:=INDEX(['file:///C:/Users/AndreiIonita/OneDrive%20-%20nextEHoldingAG/Desktop/ML/Forecast_app/RAAL/Production/Input/modified_weather.xlsx'#$Sheet1.$Q$1:.$Q$1048576]; MATCH([.A74]&amp;[.B74]; ['file:///C:/Users/AndreiIonita/OneDrive%20-%20nextEHoldingAG/Desktop/ML/Forecast_app/RAAL/Production/Input/modified_weather.xlsx'#$Sheet1.$W$1:.$W$1048576]; 0))" office:value-type="float" office:value="90" calcext:value-type="float">
            <text:p>90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15" calcext:value-type="float">
            <text:p>15</text:p>
          </table:table-cell>
          <table:table-cell table:formula="of:=INDEX(['file:///C:/Users/AndreiIonita/OneDrive%20-%20nextEHoldingAG/Desktop/ML/Forecast_app/RAAL/Production/Input/Concatenated_Hourly_GHI.xlsx'#$Sheet1.$K$1:.$K$1048576]; MATCH([.A75]&amp;[.B75]; ['file:///C:/Users/AndreiIonita/OneDrive%20-%20nextEHoldingAG/Desktop/ML/Forecast_app/RAAL/Production/Input/Concatenated_Hourly_GHI.xlsx'#$Sheet1.$N$1:.$N$1048576]; 0))" office:value-type="float" office:value="142.72" calcext:value-type="float">
            <text:p>142,72</text:p>
          </table:table-cell>
          <table:table-cell table:formula="of:=INDEX(['file:///C:/Users/AndreiIonita/OneDrive%20-%20nextEHoldingAG/Desktop/ML/Forecast_app/RAAL/Production/Input/modified_weather.xlsx'#$Sheet1.$H$1:.$H$1048576]; MATCH([.A75]&amp;[.B75]; ['file:///C:/Users/AndreiIonita/OneDrive%20-%20nextEHoldingAG/Desktop/ML/Forecast_app/RAAL/Production/Input/modified_weather.xlsx'#$Sheet1.$W$1:.$W$1048576]; 0))" office:value-type="float" office:value="3.21" calcext:value-type="float">
            <text:p>3,21</text:p>
          </table:table-cell>
          <table:table-cell table:formula="of:=INDEX(['file:///C:/Users/AndreiIonita/OneDrive%20-%20nextEHoldingAG/Desktop/ML/Forecast_app/RAAL/Production/Input/modified_weather.xlsx'#$Sheet1.$Q$1:.$Q$1048576]; MATCH([.A75]&amp;[.B75]; ['file:///C:/Users/AndreiIonita/OneDrive%20-%20nextEHoldingAG/Desktop/ML/Forecast_app/RAAL/Production/Input/modified_weather.xlsx'#$Sheet1.$W$1:.$W$1048576]; 0))" office:value-type="float" office:value="93" calcext:value-type="float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16" calcext:value-type="float">
            <text:p>16</text:p>
          </table:table-cell>
          <table:table-cell table:formula="of:=INDEX(['file:///C:/Users/AndreiIonita/OneDrive%20-%20nextEHoldingAG/Desktop/ML/Forecast_app/RAAL/Production/Input/Concatenated_Hourly_GHI.xlsx'#$Sheet1.$K$1:.$K$1048576]; MATCH([.A76]&amp;[.B76]; ['file:///C:/Users/AndreiIonita/OneDrive%20-%20nextEHoldingAG/Desktop/ML/Forecast_app/RAAL/Production/Input/Concatenated_Hourly_GHI.xlsx'#$Sheet1.$N$1:.$N$1048576]; 0))" office:value-type="float" office:value="49.83" calcext:value-type="float">
            <text:p>49,83</text:p>
          </table:table-cell>
          <table:table-cell table:formula="of:=INDEX(['file:///C:/Users/AndreiIonita/OneDrive%20-%20nextEHoldingAG/Desktop/ML/Forecast_app/RAAL/Production/Input/modified_weather.xlsx'#$Sheet1.$H$1:.$H$1048576]; MATCH([.A76]&amp;[.B76]; ['file:///C:/Users/AndreiIonita/OneDrive%20-%20nextEHoldingAG/Desktop/ML/Forecast_app/RAAL/Production/Input/modified_weather.xlsx'#$Sheet1.$W$1:.$W$1048576]; 0))" office:value-type="float" office:value="2.78" calcext:value-type="float">
            <text:p>2,78</text:p>
          </table:table-cell>
          <table:table-cell table:formula="of:=INDEX(['file:///C:/Users/AndreiIonita/OneDrive%20-%20nextEHoldingAG/Desktop/ML/Forecast_app/RAAL/Production/Input/modified_weather.xlsx'#$Sheet1.$Q$1:.$Q$1048576]; MATCH([.A76]&amp;[.B76]; ['file:///C:/Users/AndreiIonita/OneDrive%20-%20nextEHoldingAG/Desktop/ML/Forecast_app/RAAL/Production/Input/modified_weather.xlsx'#$Sheet1.$W$1:.$W$1048576]; 0))" office:value-type="float" office:value="94" calcext:value-type="float">
            <text:p>94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17" calcext:value-type="float">
            <text:p>17</text:p>
          </table:table-cell>
          <table:table-cell table:formula="of:=INDEX(['file:///C:/Users/AndreiIonita/OneDrive%20-%20nextEHoldingAG/Desktop/ML/Forecast_app/RAAL/Production/Input/Concatenated_Hourly_GHI.xlsx'#$Sheet1.$K$1:.$K$1048576]; MATCH([.A77]&amp;[.B77]; ['file:///C:/Users/AndreiIonita/OneDrive%20-%20nextEHoldingAG/Desktop/ML/Forecast_app/RAAL/Production/Input/Concatenated_Hourly_GHI.xlsx'#$Sheet1.$N$1:.$N$1048576]; 0))" office:value-type="float" office:value="3.33" calcext:value-type="float">
            <text:p>3,33</text:p>
          </table:table-cell>
          <table:table-cell table:formula="of:=INDEX(['file:///C:/Users/AndreiIonita/OneDrive%20-%20nextEHoldingAG/Desktop/ML/Forecast_app/RAAL/Production/Input/modified_weather.xlsx'#$Sheet1.$H$1:.$H$1048576]; MATCH([.A77]&amp;[.B77]; ['file:///C:/Users/AndreiIonita/OneDrive%20-%20nextEHoldingAG/Desktop/ML/Forecast_app/RAAL/Production/Input/modified_weather.xlsx'#$Sheet1.$W$1:.$W$1048576]; 0))" office:value-type="float" office:value="2.81" calcext:value-type="float">
            <text:p>2,81</text:p>
          </table:table-cell>
          <table:table-cell table:formula="of:=INDEX(['file:///C:/Users/AndreiIonita/OneDrive%20-%20nextEHoldingAG/Desktop/ML/Forecast_app/RAAL/Production/Input/modified_weather.xlsx'#$Sheet1.$Q$1:.$Q$1048576]; MATCH([.A77]&amp;[.B77]; ['file:///C:/Users/AndreiIonita/OneDrive%20-%20nextEHoldingAG/Desktop/ML/Forecast_app/RAAL/Production/Input/modified_weather.xlsx'#$Sheet1.$W$1:.$W$1048576]; 0))" office:value-type="float" office:value="94" calcext:value-type="float">
            <text:p>94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18" calcext:value-type="float">
            <text:p>18</text:p>
          </table:table-cell>
          <table:table-cell table:formula="of:=INDEX(['file:///C:/Users/AndreiIonita/OneDrive%20-%20nextEHoldingAG/Desktop/ML/Forecast_app/RAAL/Production/Input/Concatenated_Hourly_GHI.xlsx'#$Sheet1.$K$1:.$K$1048576]; MATCH([.A78]&amp;[.B78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78]&amp;[.B78]; ['file:///C:/Users/AndreiIonita/OneDrive%20-%20nextEHoldingAG/Desktop/ML/Forecast_app/RAAL/Production/Input/modified_weather.xlsx'#$Sheet1.$W$1:.$W$1048576]; 0))" office:value-type="float" office:value="3.07" calcext:value-type="float">
            <text:p>3,07</text:p>
          </table:table-cell>
          <table:table-cell table:formula="of:=INDEX(['file:///C:/Users/AndreiIonita/OneDrive%20-%20nextEHoldingAG/Desktop/ML/Forecast_app/RAAL/Production/Input/modified_weather.xlsx'#$Sheet1.$Q$1:.$Q$1048576]; MATCH([.A78]&amp;[.B78]; ['file:///C:/Users/AndreiIonita/OneDrive%20-%20nextEHoldingAG/Desktop/ML/Forecast_app/RAAL/Production/Input/modified_weather.xlsx'#$Sheet1.$W$1:.$W$1048576]; 0))"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19" calcext:value-type="float">
            <text:p>19</text:p>
          </table:table-cell>
          <table:table-cell table:formula="of:=INDEX(['file:///C:/Users/AndreiIonita/OneDrive%20-%20nextEHoldingAG/Desktop/ML/Forecast_app/RAAL/Production/Input/Concatenated_Hourly_GHI.xlsx'#$Sheet1.$K$1:.$K$1048576]; MATCH([.A79]&amp;[.B79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79]&amp;[.B79]; ['file:///C:/Users/AndreiIonita/OneDrive%20-%20nextEHoldingAG/Desktop/ML/Forecast_app/RAAL/Production/Input/modified_weather.xlsx'#$Sheet1.$W$1:.$W$1048576]; 0))" office:value-type="float" office:value="3.24" calcext:value-type="float">
            <text:p>3,24</text:p>
          </table:table-cell>
          <table:table-cell table:formula="of:=INDEX(['file:///C:/Users/AndreiIonita/OneDrive%20-%20nextEHoldingAG/Desktop/ML/Forecast_app/RAAL/Production/Input/modified_weather.xlsx'#$Sheet1.$Q$1:.$Q$1048576]; MATCH([.A79]&amp;[.B79]; ['file:///C:/Users/AndreiIonita/OneDrive%20-%20nextEHoldingAG/Desktop/ML/Forecast_app/RAAL/Production/Input/modified_weather.xlsx'#$Sheet1.$W$1:.$W$1048576]; 0))" office:value-type="float" office:value="98" calcext:value-type="float">
            <text:p>98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20" calcext:value-type="float">
            <text:p>20</text:p>
          </table:table-cell>
          <table:table-cell table:formula="of:=INDEX(['file:///C:/Users/AndreiIonita/OneDrive%20-%20nextEHoldingAG/Desktop/ML/Forecast_app/RAAL/Production/Input/Concatenated_Hourly_GHI.xlsx'#$Sheet1.$K$1:.$K$1048576]; MATCH([.A80]&amp;[.B80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80]&amp;[.B80]; ['file:///C:/Users/AndreiIonita/OneDrive%20-%20nextEHoldingAG/Desktop/ML/Forecast_app/RAAL/Production/Input/modified_weather.xlsx'#$Sheet1.$W$1:.$W$1048576]; 0))" office:value-type="float" office:value="3.34" calcext:value-type="float">
            <text:p>3,34</text:p>
          </table:table-cell>
          <table:table-cell table:formula="of:=INDEX(['file:///C:/Users/AndreiIonita/OneDrive%20-%20nextEHoldingAG/Desktop/ML/Forecast_app/RAAL/Production/Input/modified_weather.xlsx'#$Sheet1.$Q$1:.$Q$1048576]; MATCH([.A80]&amp;[.B80]; ['file:///C:/Users/AndreiIonita/OneDrive%20-%20nextEHoldingAG/Desktop/ML/Forecast_app/RAAL/Production/Input/modified_weather.xlsx'#$Sheet1.$W$1:.$W$1048576]; 0))" office:value-type="float" office:value="94" calcext:value-type="float">
            <text:p>94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21" calcext:value-type="float">
            <text:p>21</text:p>
          </table:table-cell>
          <table:table-cell table:formula="of:=INDEX(['file:///C:/Users/AndreiIonita/OneDrive%20-%20nextEHoldingAG/Desktop/ML/Forecast_app/RAAL/Production/Input/Concatenated_Hourly_GHI.xlsx'#$Sheet1.$K$1:.$K$1048576]; MATCH([.A81]&amp;[.B81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81]&amp;[.B81]; ['file:///C:/Users/AndreiIonita/OneDrive%20-%20nextEHoldingAG/Desktop/ML/Forecast_app/RAAL/Production/Input/modified_weather.xlsx'#$Sheet1.$W$1:.$W$1048576]; 0))" office:value-type="float" office:value="3.48" calcext:value-type="float">
            <text:p>3,48</text:p>
          </table:table-cell>
          <table:table-cell table:formula="of:=INDEX(['file:///C:/Users/AndreiIonita/OneDrive%20-%20nextEHoldingAG/Desktop/ML/Forecast_app/RAAL/Production/Input/modified_weather.xlsx'#$Sheet1.$Q$1:.$Q$1048576]; MATCH([.A81]&amp;[.B81]; ['file:///C:/Users/AndreiIonita/OneDrive%20-%20nextEHoldingAG/Desktop/ML/Forecast_app/RAAL/Production/Input/modified_weather.xlsx'#$Sheet1.$W$1:.$W$1048576]; 0))" office:value-type="float" office:value="90" calcext:value-type="float">
            <text:p>90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22" calcext:value-type="float">
            <text:p>22</text:p>
          </table:table-cell>
          <table:table-cell table:formula="of:=INDEX(['file:///C:/Users/AndreiIonita/OneDrive%20-%20nextEHoldingAG/Desktop/ML/Forecast_app/RAAL/Production/Input/Concatenated_Hourly_GHI.xlsx'#$Sheet1.$K$1:.$K$1048576]; MATCH([.A82]&amp;[.B82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82]&amp;[.B82]; ['file:///C:/Users/AndreiIonita/OneDrive%20-%20nextEHoldingAG/Desktop/ML/Forecast_app/RAAL/Production/Input/modified_weather.xlsx'#$Sheet1.$W$1:.$W$1048576]; 0))" office:value-type="float" office:value="3.61" calcext:value-type="float">
            <text:p>3,61</text:p>
          </table:table-cell>
          <table:table-cell table:formula="of:=INDEX(['file:///C:/Users/AndreiIonita/OneDrive%20-%20nextEHoldingAG/Desktop/ML/Forecast_app/RAAL/Production/Input/modified_weather.xlsx'#$Sheet1.$Q$1:.$Q$1048576]; MATCH([.A82]&amp;[.B82]; ['file:///C:/Users/AndreiIonita/OneDrive%20-%20nextEHoldingAG/Desktop/ML/Forecast_app/RAAL/Production/Input/modified_weather.xlsx'#$Sheet1.$W$1:.$W$1048576]; 0))" office:value-type="float" office:value="90" calcext:value-type="float">
            <text:p>90</text:p>
          </table:table-cell>
          <table:table-cell table:number-columns-repeated="16379"/>
        </table:table-row>
        <table:table-row table:style-name="ro1">
          <table:table-cell office:value-type="date" office:date-value="2024-02-03" calcext:value-type="date">
            <text:p>2024-02-03 00:00:00</text:p>
          </table:table-cell>
          <table:table-cell office:value-type="float" office:value="23" calcext:value-type="float">
            <text:p>23</text:p>
          </table:table-cell>
          <table:table-cell table:formula="of:=INDEX(['file:///C:/Users/AndreiIonita/OneDrive%20-%20nextEHoldingAG/Desktop/ML/Forecast_app/RAAL/Production/Input/Concatenated_Hourly_GHI.xlsx'#$Sheet1.$K$1:.$K$1048576]; MATCH([.A83]&amp;[.B83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83]&amp;[.B83]; ['file:///C:/Users/AndreiIonita/OneDrive%20-%20nextEHoldingAG/Desktop/ML/Forecast_app/RAAL/Production/Input/modified_weather.xlsx'#$Sheet1.$W$1:.$W$1048576]; 0))" office:value-type="float" office:value="3.82" calcext:value-type="float">
            <text:p>3,82</text:p>
          </table:table-cell>
          <table:table-cell table:formula="of:=INDEX(['file:///C:/Users/AndreiIonita/OneDrive%20-%20nextEHoldingAG/Desktop/ML/Forecast_app/RAAL/Production/Input/modified_weather.xlsx'#$Sheet1.$Q$1:.$Q$1048576]; MATCH([.A83]&amp;[.B83]; ['file:///C:/Users/AndreiIonita/OneDrive%20-%20nextEHoldingAG/Desktop/ML/Forecast_app/RAAL/Production/Input/modified_weather.xlsx'#$Sheet1.$W$1:.$W$1048576]; 0))" office:value-type="float" office:value="92" calcext:value-type="float">
            <text:p>92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Concatenated_Hourly_GHI.xlsx'#$Sheet1.$K$1:.$K$1048576]; MATCH([.A84]&amp;[.B84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84]&amp;[.B84]; ['file:///C:/Users/AndreiIonita/OneDrive%20-%20nextEHoldingAG/Desktop/ML/Forecast_app/RAAL/Production/Input/modified_weather.xlsx'#$Sheet1.$W$1:.$W$1048576]; 0))" office:value-type="float" office:value="3.99" calcext:value-type="float">
            <text:p>3,99</text:p>
          </table:table-cell>
          <table:table-cell table:formula="of:=INDEX(['file:///C:/Users/AndreiIonita/OneDrive%20-%20nextEHoldingAG/Desktop/ML/Forecast_app/RAAL/Production/Input/modified_weather.xlsx'#$Sheet1.$Q$1:.$Q$1048576]; MATCH([.A84]&amp;[.B84]; ['file:///C:/Users/AndreiIonita/OneDrive%20-%20nextEHoldingAG/Desktop/ML/Forecast_app/RAAL/Production/Input/modified_weather.xlsx'#$Sheet1.$W$1:.$W$1048576]; 0))" office:value-type="float" office:value="92" calcext:value-type="float">
            <text:p>92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1" calcext:value-type="float">
            <text:p>1</text:p>
          </table:table-cell>
          <table:table-cell table:formula="of:=INDEX(['file:///C:/Users/AndreiIonita/OneDrive%20-%20nextEHoldingAG/Desktop/ML/Forecast_app/RAAL/Production/Input/Concatenated_Hourly_GHI.xlsx'#$Sheet1.$K$1:.$K$1048576]; MATCH([.A85]&amp;[.B85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85]&amp;[.B85]; ['file:///C:/Users/AndreiIonita/OneDrive%20-%20nextEHoldingAG/Desktop/ML/Forecast_app/RAAL/Production/Input/modified_weather.xlsx'#$Sheet1.$W$1:.$W$1048576]; 0))" office:value-type="float" office:value="4.1" calcext:value-type="float">
            <text:p>4,1</text:p>
          </table:table-cell>
          <table:table-cell table:formula="of:=INDEX(['file:///C:/Users/AndreiIonita/OneDrive%20-%20nextEHoldingAG/Desktop/ML/Forecast_app/RAAL/Production/Input/modified_weather.xlsx'#$Sheet1.$Q$1:.$Q$1048576]; MATCH([.A85]&amp;[.B85]; ['file:///C:/Users/AndreiIonita/OneDrive%20-%20nextEHoldingAG/Desktop/ML/Forecast_app/RAAL/Production/Input/modified_weather.xlsx'#$Sheet1.$W$1:.$W$1048576]; 0))"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2" calcext:value-type="float">
            <text:p>2</text:p>
          </table:table-cell>
          <table:table-cell table:formula="of:=INDEX(['file:///C:/Users/AndreiIonita/OneDrive%20-%20nextEHoldingAG/Desktop/ML/Forecast_app/RAAL/Production/Input/Concatenated_Hourly_GHI.xlsx'#$Sheet1.$K$1:.$K$1048576]; MATCH([.A86]&amp;[.B86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86]&amp;[.B86]; ['file:///C:/Users/AndreiIonita/OneDrive%20-%20nextEHoldingAG/Desktop/ML/Forecast_app/RAAL/Production/Input/modified_weather.xlsx'#$Sheet1.$W$1:.$W$1048576]; 0))" office:value-type="float" office:value="4.11" calcext:value-type="float">
            <text:p>4,11</text:p>
          </table:table-cell>
          <table:table-cell table:formula="of:=INDEX(['file:///C:/Users/AndreiIonita/OneDrive%20-%20nextEHoldingAG/Desktop/ML/Forecast_app/RAAL/Production/Input/modified_weather.xlsx'#$Sheet1.$Q$1:.$Q$1048576]; MATCH([.A86]&amp;[.B86]; ['file:///C:/Users/AndreiIonita/OneDrive%20-%20nextEHoldingAG/Desktop/ML/Forecast_app/RAAL/Production/Input/modified_weather.xlsx'#$Sheet1.$W$1:.$W$1048576]; 0))"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3" calcext:value-type="float">
            <text:p>3</text:p>
          </table:table-cell>
          <table:table-cell table:formula="of:=INDEX(['file:///C:/Users/AndreiIonita/OneDrive%20-%20nextEHoldingAG/Desktop/ML/Forecast_app/RAAL/Production/Input/Concatenated_Hourly_GHI.xlsx'#$Sheet1.$K$1:.$K$1048576]; MATCH([.A87]&amp;[.B87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87]&amp;[.B87]; ['file:///C:/Users/AndreiIonita/OneDrive%20-%20nextEHoldingAG/Desktop/ML/Forecast_app/RAAL/Production/Input/modified_weather.xlsx'#$Sheet1.$W$1:.$W$1048576]; 0))" office:value-type="float" office:value="4.24" calcext:value-type="float">
            <text:p>4,24</text:p>
          </table:table-cell>
          <table:table-cell table:formula="of:=INDEX(['file:///C:/Users/AndreiIonita/OneDrive%20-%20nextEHoldingAG/Desktop/ML/Forecast_app/RAAL/Production/Input/modified_weather.xlsx'#$Sheet1.$Q$1:.$Q$1048576]; MATCH([.A87]&amp;[.B87]; ['file:///C:/Users/AndreiIonita/OneDrive%20-%20nextEHoldingAG/Desktop/ML/Forecast_app/RAAL/Production/Input/modified_weather.xlsx'#$Sheet1.$W$1:.$W$1048576]; 0))" office:value-type="float" office:value="98" calcext:value-type="float">
            <text:p>98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4" calcext:value-type="float">
            <text:p>4</text:p>
          </table:table-cell>
          <table:table-cell table:formula="of:=INDEX(['file:///C:/Users/AndreiIonita/OneDrive%20-%20nextEHoldingAG/Desktop/ML/Forecast_app/RAAL/Production/Input/Concatenated_Hourly_GHI.xlsx'#$Sheet1.$K$1:.$K$1048576]; MATCH([.A88]&amp;[.B88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88]&amp;[.B88]; ['file:///C:/Users/AndreiIonita/OneDrive%20-%20nextEHoldingAG/Desktop/ML/Forecast_app/RAAL/Production/Input/modified_weather.xlsx'#$Sheet1.$W$1:.$W$1048576]; 0))" office:value-type="float" office:value="4.39" calcext:value-type="float">
            <text:p>4,39</text:p>
          </table:table-cell>
          <table:table-cell table:formula="of:=INDEX(['file:///C:/Users/AndreiIonita/OneDrive%20-%20nextEHoldingAG/Desktop/ML/Forecast_app/RAAL/Production/Input/modified_weather.xlsx'#$Sheet1.$Q$1:.$Q$1048576]; MATCH([.A88]&amp;[.B88]; ['file:///C:/Users/AndreiIonita/OneDrive%20-%20nextEHoldingAG/Desktop/ML/Forecast_app/RAAL/Production/Input/modified_weather.xlsx'#$Sheet1.$W$1:.$W$1048576]; 0))"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5" calcext:value-type="float">
            <text:p>5</text:p>
          </table:table-cell>
          <table:table-cell table:formula="of:=INDEX(['file:///C:/Users/AndreiIonita/OneDrive%20-%20nextEHoldingAG/Desktop/ML/Forecast_app/RAAL/Production/Input/Concatenated_Hourly_GHI.xlsx'#$Sheet1.$K$1:.$K$1048576]; MATCH([.A89]&amp;[.B89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89]&amp;[.B89]; ['file:///C:/Users/AndreiIonita/OneDrive%20-%20nextEHoldingAG/Desktop/ML/Forecast_app/RAAL/Production/Input/modified_weather.xlsx'#$Sheet1.$W$1:.$W$1048576]; 0))" office:value-type="float" office:value="4.58" calcext:value-type="float">
            <text:p>4,58</text:p>
          </table:table-cell>
          <table:table-cell table:formula="of:=INDEX(['file:///C:/Users/AndreiIonita/OneDrive%20-%20nextEHoldingAG/Desktop/ML/Forecast_app/RAAL/Production/Input/modified_weather.xlsx'#$Sheet1.$Q$1:.$Q$1048576]; MATCH([.A89]&amp;[.B89]; ['file:///C:/Users/AndreiIonita/OneDrive%20-%20nextEHoldingAG/Desktop/ML/Forecast_app/RAAL/Production/Input/modified_weather.xlsx'#$Sheet1.$W$1:.$W$1048576]; 0))"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6" calcext:value-type="float">
            <text:p>6</text:p>
          </table:table-cell>
          <table:table-cell table:formula="of:=INDEX(['file:///C:/Users/AndreiIonita/OneDrive%20-%20nextEHoldingAG/Desktop/ML/Forecast_app/RAAL/Production/Input/Concatenated_Hourly_GHI.xlsx'#$Sheet1.$K$1:.$K$1048576]; MATCH([.A90]&amp;[.B90]; ['file:///C:/Users/AndreiIonita/OneDrive%20-%20nextEHoldingAG/Desktop/ML/Forecast_app/RAAL/Production/Input/Concatenated_Hourly_GHI.xlsx'#$Sheet1.$N$1:.$N$1048576]; 0))" office:value-type="float" office:value="0" calcext:value-type="float">
            <text:p>0</text:p>
          </table:table-cell>
          <table:table-cell table:formula="of:=INDEX(['file:///C:/Users/AndreiIonita/OneDrive%20-%20nextEHoldingAG/Desktop/ML/Forecast_app/RAAL/Production/Input/modified_weather.xlsx'#$Sheet1.$H$1:.$H$1048576]; MATCH([.A90]&amp;[.B90]; ['file:///C:/Users/AndreiIonita/OneDrive%20-%20nextEHoldingAG/Desktop/ML/Forecast_app/RAAL/Production/Input/modified_weather.xlsx'#$Sheet1.$W$1:.$W$1048576]; 0))" office:value-type="float" office:value="4.64" calcext:value-type="float">
            <text:p>4,64</text:p>
          </table:table-cell>
          <table:table-cell table:formula="of:=INDEX(['file:///C:/Users/AndreiIonita/OneDrive%20-%20nextEHoldingAG/Desktop/ML/Forecast_app/RAAL/Production/Input/modified_weather.xlsx'#$Sheet1.$Q$1:.$Q$1048576]; MATCH([.A90]&amp;[.B90]; ['file:///C:/Users/AndreiIonita/OneDrive%20-%20nextEHoldingAG/Desktop/ML/Forecast_app/RAAL/Production/Input/modified_weather.xlsx'#$Sheet1.$W$1:.$W$1048576]; 0))"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7" calcext:value-type="float">
            <text:p>7</text:p>
          </table:table-cell>
          <table:table-cell table:formula="of:=INDEX(['file:///C:/Users/AndreiIonita/OneDrive%20-%20nextEHoldingAG/Desktop/ML/Forecast_app/RAAL/Production/Input/Concatenated_Hourly_GHI.xlsx'#$Sheet1.$K$1:.$K$1048576]; MATCH([.A91]&amp;[.B91]; ['file:///C:/Users/AndreiIonita/OneDrive%20-%20nextEHoldingAG/Desktop/ML/Forecast_app/RAAL/Production/Input/Concatenated_Hourly_GHI.xlsx'#$Sheet1.$N$1:.$N$1048576]; 0))" office:value-type="float" office:value="0.15" calcext:value-type="float">
            <text:p>0,15</text:p>
          </table:table-cell>
          <table:table-cell table:formula="of:=INDEX(['file:///C:/Users/AndreiIonita/OneDrive%20-%20nextEHoldingAG/Desktop/ML/Forecast_app/RAAL/Production/Input/modified_weather.xlsx'#$Sheet1.$H$1:.$H$1048576]; MATCH([.A91]&amp;[.B91]; ['file:///C:/Users/AndreiIonita/OneDrive%20-%20nextEHoldingAG/Desktop/ML/Forecast_app/RAAL/Production/Input/modified_weather.xlsx'#$Sheet1.$W$1:.$W$1048576]; 0))" office:value-type="float" office:value="4.82" calcext:value-type="float">
            <text:p>4,82</text:p>
          </table:table-cell>
          <table:table-cell table:formula="of:=INDEX(['file:///C:/Users/AndreiIonita/OneDrive%20-%20nextEHoldingAG/Desktop/ML/Forecast_app/RAAL/Production/Input/modified_weather.xlsx'#$Sheet1.$Q$1:.$Q$1048576]; MATCH([.A91]&amp;[.B91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8" calcext:value-type="float">
            <text:p>8</text:p>
          </table:table-cell>
          <table:table-cell table:formula="of:=INDEX(['file:///C:/Users/AndreiIonita/OneDrive%20-%20nextEHoldingAG/Desktop/ML/Forecast_app/RAAL/Production/Input/Concatenated_Hourly_GHI.xlsx'#$Sheet1.$K$1:.$K$1048576]; MATCH([.A92]&amp;[.B92]; ['file:///C:/Users/AndreiIonita/OneDrive%20-%20nextEHoldingAG/Desktop/ML/Forecast_app/RAAL/Production/Input/Concatenated_Hourly_GHI.xlsx'#$Sheet1.$N$1:.$N$1048576]; 0))" office:value-type="float" office:value="18.05" calcext:value-type="float">
            <text:p>18,05</text:p>
          </table:table-cell>
          <table:table-cell table:formula="of:=INDEX(['file:///C:/Users/AndreiIonita/OneDrive%20-%20nextEHoldingAG/Desktop/ML/Forecast_app/RAAL/Production/Input/modified_weather.xlsx'#$Sheet1.$H$1:.$H$1048576]; MATCH([.A92]&amp;[.B92]; ['file:///C:/Users/AndreiIonita/OneDrive%20-%20nextEHoldingAG/Desktop/ML/Forecast_app/RAAL/Production/Input/modified_weather.xlsx'#$Sheet1.$W$1:.$W$1048576]; 0))" office:value-type="float" office:value="5.12" calcext:value-type="float">
            <text:p>5,12</text:p>
          </table:table-cell>
          <table:table-cell table:formula="of:=INDEX(['file:///C:/Users/AndreiIonita/OneDrive%20-%20nextEHoldingAG/Desktop/ML/Forecast_app/RAAL/Production/Input/modified_weather.xlsx'#$Sheet1.$Q$1:.$Q$1048576]; MATCH([.A92]&amp;[.B92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9" calcext:value-type="float">
            <text:p>9</text:p>
          </table:table-cell>
          <table:table-cell table:formula="of:=INDEX(['file:///C:/Users/AndreiIonita/OneDrive%20-%20nextEHoldingAG/Desktop/ML/Forecast_app/RAAL/Production/Input/Concatenated_Hourly_GHI.xlsx'#$Sheet1.$K$1:.$K$1048576]; MATCH([.A93]&amp;[.B93]; ['file:///C:/Users/AndreiIonita/OneDrive%20-%20nextEHoldingAG/Desktop/ML/Forecast_app/RAAL/Production/Input/Concatenated_Hourly_GHI.xlsx'#$Sheet1.$N$1:.$N$1048576]; 0))" office:value-type="float" office:value="51.42" calcext:value-type="float">
            <text:p>51,42</text:p>
          </table:table-cell>
          <table:table-cell table:formula="of:=INDEX(['file:///C:/Users/AndreiIonita/OneDrive%20-%20nextEHoldingAG/Desktop/ML/Forecast_app/RAAL/Production/Input/modified_weather.xlsx'#$Sheet1.$H$1:.$H$1048576]; MATCH([.A93]&amp;[.B93]; ['file:///C:/Users/AndreiIonita/OneDrive%20-%20nextEHoldingAG/Desktop/ML/Forecast_app/RAAL/Production/Input/modified_weather.xlsx'#$Sheet1.$W$1:.$W$1048576]; 0))" office:value-type="float" office:value="5.73" calcext:value-type="float">
            <text:p>5,73</text:p>
          </table:table-cell>
          <table:table-cell table:formula="of:=INDEX(['file:///C:/Users/AndreiIonita/OneDrive%20-%20nextEHoldingAG/Desktop/ML/Forecast_app/RAAL/Production/Input/modified_weather.xlsx'#$Sheet1.$Q$1:.$Q$1048576]; MATCH([.A93]&amp;[.B93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10" calcext:value-type="float">
            <text:p>10</text:p>
          </table:table-cell>
          <table:table-cell table:formula="of:=INDEX(['file:///C:/Users/AndreiIonita/OneDrive%20-%20nextEHoldingAG/Desktop/ML/Forecast_app/RAAL/Production/Input/Concatenated_Hourly_GHI.xlsx'#$Sheet1.$K$1:.$K$1048576]; MATCH([.A94]&amp;[.B94]; ['file:///C:/Users/AndreiIonita/OneDrive%20-%20nextEHoldingAG/Desktop/ML/Forecast_app/RAAL/Production/Input/Concatenated_Hourly_GHI.xlsx'#$Sheet1.$N$1:.$N$1048576]; 0))" office:value-type="float" office:value="81.81" calcext:value-type="float">
            <text:p>81,81</text:p>
          </table:table-cell>
          <table:table-cell table:formula="of:=INDEX(['file:///C:/Users/AndreiIonita/OneDrive%20-%20nextEHoldingAG/Desktop/ML/Forecast_app/RAAL/Production/Input/modified_weather.xlsx'#$Sheet1.$H$1:.$H$1048576]; MATCH([.A94]&amp;[.B94]; ['file:///C:/Users/AndreiIonita/OneDrive%20-%20nextEHoldingAG/Desktop/ML/Forecast_app/RAAL/Production/Input/modified_weather.xlsx'#$Sheet1.$W$1:.$W$1048576]; 0))" office:value-type="float" office:value="6.6" calcext:value-type="float">
            <text:p>6,6</text:p>
          </table:table-cell>
          <table:table-cell table:formula="of:=INDEX(['file:///C:/Users/AndreiIonita/OneDrive%20-%20nextEHoldingAG/Desktop/ML/Forecast_app/RAAL/Production/Input/modified_weather.xlsx'#$Sheet1.$Q$1:.$Q$1048576]; MATCH([.A94]&amp;[.B94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11" calcext:value-type="float">
            <text:p>11</text:p>
          </table:table-cell>
          <table:table-cell table:formula="of:=INDEX(['file:///C:/Users/AndreiIonita/OneDrive%20-%20nextEHoldingAG/Desktop/ML/Forecast_app/RAAL/Production/Input/Concatenated_Hourly_GHI.xlsx'#$Sheet1.$K$1:.$K$1048576]; MATCH([.A95]&amp;[.B95]; ['file:///C:/Users/AndreiIonita/OneDrive%20-%20nextEHoldingAG/Desktop/ML/Forecast_app/RAAL/Production/Input/Concatenated_Hourly_GHI.xlsx'#$Sheet1.$N$1:.$N$1048576]; 0))" office:value-type="float" office:value="102.75" calcext:value-type="float">
            <text:p>102,75</text:p>
          </table:table-cell>
          <table:table-cell table:formula="of:=INDEX(['file:///C:/Users/AndreiIonita/OneDrive%20-%20nextEHoldingAG/Desktop/ML/Forecast_app/RAAL/Production/Input/modified_weather.xlsx'#$Sheet1.$H$1:.$H$1048576]; MATCH([.A95]&amp;[.B95]; ['file:///C:/Users/AndreiIonita/OneDrive%20-%20nextEHoldingAG/Desktop/ML/Forecast_app/RAAL/Production/Input/modified_weather.xlsx'#$Sheet1.$W$1:.$W$1048576]; 0))" office:value-type="float" office:value="7.15" calcext:value-type="float">
            <text:p>7,15</text:p>
          </table:table-cell>
          <table:table-cell table:formula="of:=INDEX(['file:///C:/Users/AndreiIonita/OneDrive%20-%20nextEHoldingAG/Desktop/ML/Forecast_app/RAAL/Production/Input/modified_weather.xlsx'#$Sheet1.$Q$1:.$Q$1048576]; MATCH([.A95]&amp;[.B95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12" calcext:value-type="float">
            <text:p>12</text:p>
          </table:table-cell>
          <table:table-cell table:formula="of:=INDEX(['file:///C:/Users/AndreiIonita/OneDrive%20-%20nextEHoldingAG/Desktop/ML/Forecast_app/RAAL/Production/Input/Concatenated_Hourly_GHI.xlsx'#$Sheet1.$K$1:.$K$1048576]; MATCH([.A96]&amp;[.B96]; ['file:///C:/Users/AndreiIonita/OneDrive%20-%20nextEHoldingAG/Desktop/ML/Forecast_app/RAAL/Production/Input/Concatenated_Hourly_GHI.xlsx'#$Sheet1.$N$1:.$N$1048576]; 0))" office:value-type="float" office:value="111.49" calcext:value-type="float">
            <text:p>111,49</text:p>
          </table:table-cell>
          <table:table-cell table:formula="of:=INDEX(['file:///C:/Users/AndreiIonita/OneDrive%20-%20nextEHoldingAG/Desktop/ML/Forecast_app/RAAL/Production/Input/modified_weather.xlsx'#$Sheet1.$H$1:.$H$1048576]; MATCH([.A96]&amp;[.B96]; ['file:///C:/Users/AndreiIonita/OneDrive%20-%20nextEHoldingAG/Desktop/ML/Forecast_app/RAAL/Production/Input/modified_weather.xlsx'#$Sheet1.$W$1:.$W$1048576]; 0))" office:value-type="float" office:value="7.04" calcext:value-type="float">
            <text:p>7,04</text:p>
          </table:table-cell>
          <table:table-cell table:formula="of:=INDEX(['file:///C:/Users/AndreiIonita/OneDrive%20-%20nextEHoldingAG/Desktop/ML/Forecast_app/RAAL/Production/Input/modified_weather.xlsx'#$Sheet1.$Q$1:.$Q$1048576]; MATCH([.A96]&amp;[.B96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date" office:date-value="2024-02-04" calcext:value-type="date">
            <text:p>2024-02-04 00:00:00</text:p>
          </table:table-cell>
          <table:table-cell office:value-type="float" office:value="13" calcext:value-type="float">
            <text:p>13</text:p>
          </table:table-cell>
          <table:table-cell table:formula="of:=INDEX(['file:///C:/Users/AndreiIonita/OneDrive%20-%20nextEHoldingAG/Desktop/ML/Forecast_app/RAAL/Production/Input/Concatenated_Hourly_GHI.xlsx'#$Sheet1.$K$1:.$K$1048576]; MATCH([.A97]&amp;[.B97]; ['file:///C:/Users/AndreiIonita/OneDrive%20-%20nextEHoldingAG/Desktop/ML/Forecast_app/RAAL/Production/Input/Concatenated_Hourly_GHI.xlsx'#$Sheet1.$N$1:.$N$1048576]; 0))" office:value-type="float" office:value="107.01" calcext:value-type="float">
            <text:p>107,01</text:p>
          </table:table-cell>
          <table:table-cell table:formula="of:=INDEX(['file:///C:/Users/AndreiIonita/OneDrive%20-%20nextEHoldingAG/Desktop/ML/Forecast_app/RAAL/Production/Input/modified_weather.xlsx'#$Sheet1.$H$1:.$H$1048576]; MATCH([.A97]&amp;[.B97]; ['file:///C:/Users/AndreiIonita/OneDrive%20-%20nextEHoldingAG/Desktop/ML/Forecast_app/RAAL/Production/Input/modified_weather.xlsx'#$Sheet1.$W$1:.$W$1048576]; 0))" office:value-type="float" office:value="7.25" calcext:value-type="float">
            <text:p>7,25</text:p>
          </table:table-cell>
          <table:table-cell table:formula="of:=INDEX(['file:///C:/Users/AndreiIonita/OneDrive%20-%20nextEHoldingAG/Desktop/ML/Forecast_app/RAAL/Production/Input/modified_weather.xlsx'#$Sheet1.$Q$1:.$Q$1048576]; MATCH([.A97]&amp;[.B97]; ['file:///C:/Users/AndreiIonita/OneDrive%20-%20nextEHoldingAG/Desktop/ML/Forecast_app/RAAL/Production/Input/modified_weather.xlsx'#$Sheet1.$W$1:.$W$1048576]; 0))" office:value-type="float" office:value="100" calcext:value-type="float">
            <text:p>100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o" fo:country="R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lei</number:text>
    </number:number-style>
    <number:number-style style:name="N114">
      <number:text>-</number:text>
      <number:number number:decimal-places="0" number:min-decimal-places="0" number:min-integer-digits="1" number:grouping="true"/>
      <number:text> lei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lei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lei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lei</number:text>
    </number:number-style>
    <number:number-style style:name="N116">
      <number:text>-</number:text>
      <number:number number:decimal-places="2" number:min-decimal-places="2" number:min-integer-digits="1" number:grouping="true"/>
      <number:text> lei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lei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lei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day number:style="long"/>
      <number:text>.</number:text>
      <number:month number:textual="true"/>
    </number:date-style>
    <number:date-style style:name="N120">
      <number:month number:textual="true"/>
      <number:text>.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l1_e2_i4">  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l1_e2_i4">  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l1_e2_i4"> 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l1_e2_i4"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l1_e2_i4">  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l1_e2_i4"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l1_e2_i4"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l1_e2_i4">  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l1_e2_i4_-5"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l1_e2_i4_-5">      </number:text>
    </number:number-style>
    <number:number-style style:name="N127P2" style:volatile="true">
      <number:text loext:blank-width-char="-"> </number:text>
      <number:fill-character> </number:fill-character>
      <number:text loext:blank-width-char="l2_e3_i5_-6">-  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4"> lei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4"> lei </number:text>
    </number:number-style>
    <number:number-style style:name="N128P2" style:volatile="true">
      <number:text loext:blank-width-char="-"> </number:text>
      <number:fill-character> </number:fill-character>
      <number:text loext:blank-width-char="-5">- lei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l1_e2_i4_-5"> 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l1_e2_i4_-5">  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l1_e2_i4_-5">  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4"> lei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4"> lei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4"> lei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4:22:20</meta:creation-date>
    <dc:date>2024-02-01T12:48:46.997000000</dc:date>
    <meta:generator>LibreOffice/24.2.0.3$Windows_X86_64 LibreOffice_project/da48488a73ddd66ea24cf16bbc4f7b9c08e9bea1</meta:generator>
    <meta:editing-duration>PT6M18S</meta:editing-duration>
    <meta:editing-cycles>1</meta:editing-cycles>
    <meta:document-statistic meta:table-count="1" meta:cell-count="485" meta:object-count="0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Data_Eng.xml><?xml version="1.0" encoding="utf-8"?>
<!DOCTYPE module  PUBLIC '-//OpenOffice.org//DTD OfficeDocument 1.0//EN'  'module.dtd'>
<script:module xmlns:script="http://openoffice.org/2000/script" script:name="Data_Eng" script:language="StarBasic" script:moduleType="normal">Rem Attribute VBA_ModuleType=VBAModule
Option VBASupport 1
Sub Building_Input_file()
    Dim ws As Worksheet
    Dim lastRow As Long
    Dim formula As String
    Dim ghiFilePath As String
    Dim ghiWorkbook As Workbook
    Dim lookup_col As Variant
    
    ' Set the path to the Concatenated_Hourly_GHI.xlsx file
    ghiFilePath = ThisWorkbook.Path &amp; "/Input/Concatenated_Hourly_GHI.xlsx"
    ' Set the path to the Weather file
    weatherFilePath = ThisWorkbook.Path &amp; "/Input/modified_weather.xlsx"
    
    ' Attempt to open the Concatenated_Hourly_GHI.xlsx file
    On Error Resume Next
    Set ghiWorkbook = Workbooks.Open(ghiFilePath)
    On Error GoTo 0

    ' Check if the file was opened successfully
    If ghiWorkbook Is Nothing Then
        MsgBox "Failed to open Concatenated_Hourly_GHI.xlsx. Please check the file path."
        Exit Sub
    End If
    
    ' Attempt to open the Weather.xlsx file
    On Error Resume Next
    Set weatherWorkbook = Workbooks.Open(weatherFilePath)
    On Error GoTo 0

    ' Check if the file was opened successfully
    If ghiWorkbook Is Nothing Then
        MsgBox "Failed to open modified_weather.xlsx. Please check the file path."
        Exit Sub
    End If

    ' Set the worksheet (adjust the name as necessary)
    Set ws = ThisWorkbook.Sheets("Sheet1")
    
    'Getting the dates and intervals from the weather data file
    Workbooks("modified_weather.xlsx").Activate
    Range(Range("F2"), Range("F2").End(xlDown).Offset(0, 1)).Copy
    ThisWorkbook.Activate
    Range("A2").PasteSpecial xlPasteValues
    
    'I. GETTING THE GHI DATA
    ' Define the formula
    formula = "=INDEX([Concatenated_Hourly_GHI.xlsx]Sheet1!$K:$K, MATCH(A2&amp;B2, [Concatenated_Hourly_GHI.xlsx]Sheet1!$N:$N, 0))"

    ' Find the last non-empty row in the first column (assuming column A)
    lastRow = ws.Cells(ws.Rows.Count, "A").End(xlUp).Row

    ' Insert the formula into the first cell of the "Radiatie" column
    ' Assuming "Radiatie" is in column C (adjust the column index as necessary)
    ws.Range("C2").formula = formula

    ' Fill down the formula to the last non-empty row
    ws.Range("C2:C" &amp; lastRow).FillDown
    
    ' Closing the GHI file
    ghiWorkbook.Close SaveChanges:=False
    
    'II. GETTING THE WEATHER DATA
    'Assigning the lookup_col
    weatherWorkbook.Activate
    lookup_col = Range("A1").End(xlToRight).Address
    
    'a) Getting the temperatures
    ' Define the formula
    formula = "=INDEX([modified_weather.xlsx]Sheet1!$H:$H, MATCH(A2&amp;B2, [modified_weather.xlsx]Sheet1!$" &amp; VBA.Split(lookup_col, "$")(1) &amp; ":$" &amp; VBA.Split(lookup_col, "$")(1) &amp; ", 0))"
    
    ' Insert the formula into the first cell of the "Temperatura" column
    ' Assuming "Radiatie" is in column C (adjust the column index as necessary)
    ws.Range("D2").formula = formula

    ' Fill down the formula to the last non-empty row
    ws.Range("D2:D" &amp; lastRow).FillDown
    
    'b) Getting the clouds
    ' Define the formula
    formula = "=INDEX([modified_weather.xlsx]Sheet1!$Q:$Q, MATCH(A2&amp;B2, [modified_weather.xlsx]Sheet1!$" &amp; VBA.Split(lookup_col, "$")(1) &amp; ":$" &amp; VBA.Split(lookup_col, "$")(1) &amp; ", 0))"
    
    ' Insert the formula into the first cell of the "Temperatura" column
    ' Assuming "Radiatie" is in column C (adjust the column index as necessary)
    ws.Range("E2").formula = formula

    ' Fill down the formula to the last non-empty row
    ws.Range("E2:E" &amp; lastRow).FillDown
    
    'Closing the weather file
    weatherWorkbook.Close SaveChanges:=False
    
    'Closing this Workbook
    ThisWorkbook.Close SaveChanges:=True
    
End Sub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a_Eng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